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automatic-styles>
    <style:style style:name="Table2" style:family="table">
      <style:table-properties style:width="3in" style:rel-width="75%" table:align="center" style:writing-mode="lr-tb"/>
    </style:style>
    <style:style style:name="Table2.A" style:family="table-column">
      <style:table-column-properties style:column-width="3in" style:rel-column-width="6394*"/>
    </style:style>
    <style:style style:name="Table2.A1" style:family="table-cell">
      <style:table-cell-properties fo:padding="0.0382in" fo:border="none"/>
    </style:style>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Header_20_left">
      <style:paragraph-properties fo:margin-top="0in" fo:margin-bottom="0in" style:contextual-spacing="false" fo:text-align="start" style:justify-single-word="false"/>
      <style:text-properties style:font-name="DejaVu Sans" fo:font-size="10pt" style:font-name-asian="DejaVu Sans1" style:font-size-asian="10pt" style:font-name-complex="DejaVu Sans1" style:font-size-complex="10pt"/>
    </style:style>
    <style:style style:name="P4" style:family="paragraph" style:parent-style-name="Header_20_left">
      <style:paragraph-properties fo:margin-top="0in" fo:margin-bottom="0in" style:contextual-spacing="false" fo:text-align="start" style:justify-single-word="false"/>
      <style:text-properties style:font-name="DejaVu Sans" fo:font-size="10pt" fo:font-style="italic" style:font-name-asian="DejaVu Sans1" style:font-size-asian="10pt" style:font-style-asian="italic" style:font-name-complex="DejaVu Sans1" style:font-size-complex="10pt" style:font-style-complex="italic"/>
    </style:style>
    <style:style style:name="P5" style:family="paragraph" style:parent-style-name="Header_20_left">
      <style:paragraph-properties fo:margin-top="0in" fo:margin-bottom="0in" style:contextual-spacing="false" fo:text-align="start" style:justify-single-word="false" fo:break-before="page"/>
      <style:text-properties style:font-name="DejaVu Sans" fo:font-size="10pt" fo:font-style="italic" style:font-name-asian="DejaVu Sans1" style:font-size-asian="10pt" style:font-style-asian="italic" style:font-name-complex="DejaVu Sans1" style:font-size-complex="10pt" style:font-style-complex="italic"/>
    </style:style>
    <style:style style:name="P6" style:family="paragraph" style:parent-style-name="Standard">
      <style:paragraph-properties fo:line-height="150%" fo:break-before="page"/>
      <style:text-properties style:font-name="Liberation Mono" fo:font-size="16pt" style:font-size-asian="14pt" style:font-size-complex="16pt"/>
    </style:style>
    <style:style style:name="P7" style:family="paragraph" style:parent-style-name="CSP_20_-_20_Front_20_Matter_20_Body_20_Text">
      <style:paragraph-properties fo:line-height="150%" fo:text-align="start" style:justify-single-word="false"/>
      <style:text-properties style:font-name="Liberation Mono" fo:font-size="16pt" fo:font-weight="normal" style:font-size-asian="16pt" style:font-weight-asian="normal" style:font-name-complex="Garamond" style:font-size-complex="16pt" style:font-weight-complex="normal"/>
    </style:style>
    <style:style style:name="P8" style:family="paragraph" style:parent-style-name="Text_20_body">
      <style:paragraph-properties fo:margin-left="0in" fo:margin-right="0.3429in" fo:line-height="150%" fo:text-align="center" style:justify-single-word="false" fo:text-indent="0in" style:auto-text-indent="false"/>
      <style:text-properties style:font-name="Liberation Mono" fo:font-size="20pt" fo:font-weight="bold" style:font-size-asian="20pt" style:font-weight-asian="bold" style:font-size-complex="20pt" style:font-weight-complex="bold"/>
    </style:style>
    <style:style style:name="P9" style:family="paragraph" style:parent-style-name="Standard">
      <loext:graphic-properties draw:fill-hatch-name="hatch"/>
      <style:paragraph-properties fo:margin-left="0in" fo:margin-right="0in" fo:margin-top="0in" fo:margin-bottom="0in" style:contextual-spacing="false" fo:line-height="100%" fo:text-align="center" style:justify-single-word="false" fo:text-indent="0in" style:auto-text-indent="false"/>
      <style:text-properties style:font-name="Liberation Mono" fo:font-size="20pt" style:font-size-asian="20pt" style:font-name-complex="Garamond" style:font-size-complex="20pt"/>
    </style:style>
    <style:style style:name="P10" style:family="paragraph" style:parent-style-name="Standard">
      <style:paragraph-properties fo:margin-top="0in" fo:margin-bottom="0in" style:contextual-spacing="false" fo:line-height="100%" fo:text-align="center" style:justify-single-word="false"/>
      <style:text-properties style:font-name="Liberation Mono" fo:font-size="12pt" style:font-size-asian="12pt" style:font-name-complex="Garamond" style:font-size-complex="12pt"/>
    </style:style>
    <style:style style:name="P11" style:family="paragraph" style:parent-style-name="Standard">
      <loext:graphic-properties draw:fill-hatch-name="hatch"/>
      <style:paragraph-properties fo:margin-left="0in" fo:margin-right="0in" fo:margin-top="0in" fo:margin-bottom="0in" style:contextual-spacing="false" fo:line-height="100%" fo:text-align="center" style:justify-single-word="false" fo:text-indent="0in" style:auto-text-indent="false"/>
      <style:text-properties style:font-name="Liberation Mono" fo:font-size="12pt" style:font-size-asian="12pt" style:font-name-complex="Garamond" style:font-size-complex="12pt"/>
    </style:style>
    <style:style style:name="P12" style:family="paragraph" style:parent-style-name="Standard">
      <loext:graphic-properties draw:fill-hatch-name="hatch"/>
      <style:paragraph-properties fo:margin-left="0in" fo:margin-right="0in" fo:margin-top="0in" fo:margin-bottom="0in" style:contextual-spacing="false" fo:line-height="100%" fo:text-align="center" style:justify-single-word="false" fo:text-indent="0in" style:auto-text-indent="false"/>
      <style:text-properties style:font-name="Liberation Mono" fo:font-size="10pt" style:font-size-asian="10pt" style:font-name-complex="Garamond" style:font-size-complex="10pt"/>
    </style:style>
    <style:style style:name="P13" style:family="paragraph" style:parent-style-name="Standard">
      <loext:graphic-properties draw:fill-hatch-name="hatch"/>
      <style:paragraph-properties fo:margin-left="0in" fo:margin-right="0in" fo:margin-top="0in" fo:margin-bottom="0.1945in" style:contextual-spacing="false" fo:line-height="100%" fo:text-align="center" style:justify-single-word="false" fo:text-indent="0in" style:auto-text-indent="false"/>
      <style:text-properties style:font-name="Liberation Mono" fo:font-size="18pt" style:font-size-asian="18pt" style:font-name-complex="Garamond" style:font-size-complex="18pt"/>
    </style:style>
    <style:style style:name="P14" style:family="paragraph" style:parent-style-name="Standard">
      <style:paragraph-properties fo:margin-top="0in" fo:margin-bottom="0in" style:contextual-spacing="false" fo:line-height="100%" fo:text-align="center" style:justify-single-word="false"/>
      <style:text-properties style:font-name="Garamond" fo:font-size="12pt" style:font-size-asian="12pt" style:font-name-complex="Garamond" style:font-size-complex="12pt" style:font-style-complex="italic"/>
    </style:style>
    <style:style style:name="P15" style:family="paragraph" style:parent-style-name="Standard">
      <style:paragraph-properties fo:margin-top="0in" fo:margin-bottom="0in" style:contextual-spacing="false"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16" style:family="paragraph" style:parent-style-name="Standard">
      <style:paragraph-properties fo:margin-top="0in" fo:margin-bottom="0in" style:contextual-spacing="false" fo:line-height="100%" fo:text-align="center" style:justify-single-word="false"/>
      <style:text-properties style:font-name="Garamond" fo:font-size="22pt" style:font-size-asian="22pt" style:font-name-complex="Garamond" style:font-size-complex="22pt" style:font-style-complex="italic"/>
    </style:style>
    <style:style style:name="P17" style:family="paragraph" style:parent-style-name="Standard">
      <style:paragraph-properties fo:margin-top="0in" fo:margin-bottom="0in" style:contextual-spacing="false" fo:line-height="100%" fo:text-align="center" style:justify-single-word="false" fo:break-before="column"/>
      <style:text-properties style:font-name="Garamond" fo:font-size="22pt" style:font-size-asian="22pt" style:font-name-complex="Garamond" style:font-size-complex="22pt" style:font-style-complex="italic"/>
    </style:style>
    <style:style style:name="P18" style:family="paragraph" style:parent-style-name="CSP_20_-_20_Chapter_20_Body_20_Text">
      <style:text-properties style:font-name="Garamond" fo:font-size="22pt" style:font-size-asian="22pt" style:font-name-complex="Garamond" style:font-size-complex="22pt" style:font-style-complex="italic"/>
    </style:style>
    <style:style style:name="P19" style:family="paragraph" style:parent-style-name="Standard">
      <style:paragraph-properties fo:margin-top="0in" fo:margin-bottom="0in" style:contextual-spacing="false" fo:line-height="100%" fo:text-align="center" style:justify-single-word="false"/>
      <style:text-properties style:font-name="Garamond" fo:font-size="36pt" style:font-size-asian="36pt" style:font-name-complex="Garamond" style:font-size-complex="36pt"/>
    </style:style>
    <style:style style:name="P20" style:family="paragraph" style:parent-style-name="CSP_20_-_20_Chapter_20_Body_20_Text">
      <style:paragraph-properties fo:break-before="page"/>
      <style:text-properties style:font-name="Garamond" style:font-name-complex="Garamond"/>
    </style:style>
    <style:style style:name="P21" style:family="paragraph" style:parent-style-name="CSP_20_-_20_Chapter_20_Body_20_Text">
      <style:text-properties style:font-name="Garamond" style:font-name-complex="Garamond"/>
    </style:style>
    <style:style style:name="P22" style:family="paragraph" style:parent-style-name="Standard">
      <style:paragraph-properties fo:margin-top="0in" fo:margin-bottom="0.1945in" style:contextual-spacing="false" fo:line-height="100%" fo:text-align="center" style:justify-single-word="false"/>
      <style:text-properties style:font-name="Garamond" fo:font-size="18pt" style:font-size-asian="18pt" style:font-name-complex="Garamond" style:font-size-complex="18pt"/>
    </style:style>
    <style:style style:name="P23" style:family="paragraph" style:parent-style-name="Standard" style:master-page-name="">
      <style:paragraph-properties fo:margin-top="0in" fo:margin-bottom="0.1945in" style:contextual-spacing="false"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24" style:family="paragraph" style:parent-style-name="Standard">
      <style:paragraph-properties fo:margin-top="0in" fo:margin-bottom="0.1945in" style:contextual-spacing="false" fo:line-height="100%" fo:text-align="center" style:justify-single-word="false"/>
      <style:text-properties style:font-name="Garamond" fo:font-size="18pt" officeooo:paragraph-rsid="00303462" style:font-size-asian="18pt" style:font-name-complex="Garamond" style:font-size-complex="18pt"/>
    </style:style>
    <style:style style:name="P25" style:family="paragraph" style:parent-style-name="Standard">
      <style:paragraph-properties fo:margin-top="0in" fo:margin-bottom="0in" style:contextual-spacing="false" fo:line-height="100%" fo:text-align="center" style:justify-single-word="false"/>
    </style:style>
    <style:style style:name="P26" style:family="paragraph" style:parent-style-name="CSP_20_-_20_Chapter_20_Title">
      <style:paragraph-properties fo:break-before="page"/>
    </style:style>
    <style:style style:name="P27" style:family="paragraph" style:parent-style-name="Standard">
      <style:paragraph-properties fo:break-before="page"/>
    </style:style>
    <style:style style:name="P28" style:family="paragraph" style:parent-style-name="Text_20_body">
      <style:paragraph-properties fo:break-before="page"/>
    </style:style>
    <style:style style:name="P29" style:family="paragraph" style:parent-style-name="Contents_20_Heading">
      <style:paragraph-properties fo:break-before="page"/>
    </style:style>
    <style:style style:name="P30" style:family="paragraph" style:parent-style-name="Standard" style:master-page-name="">
      <loext:graphic-properties draw:fill-gradient-name="gradient" draw:fill-hatch-name="hatch"/>
      <style:paragraph-properties fo:hyphenation-ladder-count="no-limit" style:page-number="auto"/>
      <style:text-properties fo:hyphenate="false" fo:hyphenation-remain-char-count="2" fo:hyphenation-push-char-count="2" loext:hyphenation-no-caps="true"/>
    </style:style>
    <style:style style:name="P31" style:family="paragraph" style:parent-style-name="Preformatted_20_Text">
      <loext:graphic-properties draw:fill-hatch-name="hatch"/>
      <style:paragraph-properties fo:margin-left="0in" fo:margin-right="0in" fo:text-align="center" style:justify-single-word="false" fo:text-indent="0in" style:auto-text-indent="false"/>
      <style:text-properties style:font-name="Liberation Serif" fo:font-size="12pt" style:font-size-asian="12pt" style:font-size-complex="12pt"/>
    </style:style>
    <style:style style:name="P32" style:family="paragraph" style:parent-style-name="Preformatted_20_Text">
      <loext:graphic-properties draw:fill-hatch-name="hatch"/>
      <style:paragraph-properties fo:margin-left="0in" fo:margin-right="0in" fo:text-align="center" style:justify-single-word="false" fo:text-indent="0in" style:auto-text-indent="false"/>
      <style:text-properties style:font-name="Liberation Serif" fo:font-size="12pt" officeooo:paragraph-rsid="00346b5f" style:font-size-asian="12pt" style:font-size-complex="12pt"/>
    </style:style>
    <style:style style:name="P33" style:family="paragraph" style:parent-style-name="Preformatted_20_Text">
      <loext:graphic-properties draw:fill-hatch-name="hatch"/>
      <style:paragraph-properties fo:margin-left="0in" fo:margin-right="0in" fo:text-align="center" style:justify-single-word="false" fo:text-indent="0in" style:auto-text-indent="false"/>
      <style:text-properties style:font-name="Liberation Serif" fo:font-size="12pt" officeooo:rsid="00346b5f" officeooo:paragraph-rsid="00346b5f" style:font-size-asian="12pt" style:font-size-complex="12pt"/>
    </style:style>
    <style:style style:name="P34" style:family="paragraph" style:parent-style-name="Preformatted_20_Text">
      <loext:graphic-properties draw:fill-hatch-name="hatch"/>
      <style:paragraph-properties fo:margin-left="0in" fo:margin-right="0in" fo:text-align="center" style:justify-single-word="false" fo:text-indent="0in" style:auto-text-indent="false"/>
      <style:text-properties style:font-name="Liberation Serif" fo:font-size="12pt" officeooo:rsid="0019de23" officeooo:paragraph-rsid="0019de23" style:font-size-asian="12pt" style:font-size-complex="12pt"/>
    </style:style>
    <style:style style:name="P35" style:family="paragraph" style:parent-style-name="Preformatted_20_Text">
      <loext:graphic-properties draw:fill-hatch-name="hatch"/>
      <style:paragraph-properties fo:margin-left="0in" fo:margin-right="0in" fo:text-align="center" style:justify-single-word="false" fo:text-indent="0in" style:auto-text-indent="false"/>
      <style:text-properties style:font-name="Liberation Serif" fo:font-size="12pt" officeooo:rsid="003d636d" officeooo:paragraph-rsid="003d636d" style:font-size-asian="12pt" style:font-size-complex="12pt"/>
    </style:style>
    <style:style style:name="P36" style:family="paragraph" style:parent-style-name="Preformatted_20_Text">
      <loext:graphic-properties draw:fill-hatch-name="hatch"/>
      <style:paragraph-properties fo:margin-left="0in" fo:margin-right="0in" fo:text-align="center" style:justify-single-word="false" fo:text-indent="0in" style:auto-text-indent="false"/>
      <style:text-properties style:font-name="Liberation Serif" fo:font-size="12pt" fo:font-style="italic" officeooo:paragraph-rsid="0009931b" style:font-size-asian="12pt" style:font-style-asian="italic" style:font-size-complex="12pt" style:font-style-complex="italic"/>
    </style:style>
    <style:style style:name="P37" style:family="paragraph" style:parent-style-name="Preformatted_20_Text">
      <loext:graphic-properties draw:fill-hatch-name="hatch"/>
      <style:paragraph-properties fo:margin-left="0in" fo:margin-right="0in" fo:text-align="center" style:justify-single-word="false" fo:text-indent="0in" style:auto-text-indent="false"/>
      <style:text-properties style:font-name="Liberation Serif" fo:font-size="12pt" fo:font-style="normal" officeooo:rsid="00289064" officeooo:paragraph-rsid="00289064" style:font-size-asian="12pt" style:font-style-asian="normal" style:font-size-complex="12pt" style:font-style-complex="normal"/>
    </style:style>
    <style:style style:name="P38" style:family="paragraph" style:parent-style-name="Horizontal_20_Line">
      <loext:graphic-properties draw:fill-hatch-name="hatch"/>
      <style:paragraph-properties fo:margin-left="0in" fo:margin-right="0in" fo:text-indent="0in" style:auto-text-indent="false"/>
    </style:style>
    <style:style style:name="P39" style:family="paragraph" style:parent-style-name="Contents_20_1">
      <style:paragraph-properties>
        <style:tab-stops>
          <style:tab-stop style:position="4in" style:type="right" style:leader-style="dotted" style:leader-text="."/>
        </style:tab-stops>
      </style:paragraph-properties>
    </style:style>
    <style:style style:name="P40" style:family="paragraph" style:parent-style-name="Standard">
      <style:text-properties fo:font-size="16pt" style:font-size-asian="16pt" style:font-size-complex="16pt"/>
    </style:style>
    <style:style style:name="P41" style:family="paragraph" style:parent-style-name="Text_20_body" style:master-page-name="Standard">
      <style:paragraph-properties style:page-number="auto"/>
    </style:style>
    <style:style style:name="P42" style:family="paragraph" style:parent-style-name="Preformatted_20_Text">
      <loext:graphic-properties draw:fill-hatch-name="hatch"/>
      <style:paragraph-properties fo:margin-left="0in" fo:margin-right="0in" fo:text-align="center" style:justify-single-word="false" fo:text-indent="0in" style:auto-text-indent="false"/>
      <style:text-properties style:font-name="Liberation Serif" fo:font-size="12pt" style:font-size-asian="12pt" style:font-size-complex="12pt"/>
    </style:style>
    <style:style style:name="P43" style:family="paragraph" style:parent-style-name="CSP_20_-_20_Chapter_20_Title" style:master-page-name="Book_5f_body">
      <style:paragraph-properties style:page-number="1"/>
    </style:style>
    <style:style style:name="P44" style:family="paragraph" style:parent-style-name="CSP_20_-_20_Chapter_20_Title" style:master-page-name="Book_5f_body">
      <style:paragraph-properties style:page-number="auto"/>
    </style:style>
    <style:style style:name="P45" style:family="paragraph" style:parent-style-name="CSP_20_-_20_Chapter_20_Body_20_Text">
      <style:text-properties officeooo:paragraph-rsid="00456cf9"/>
    </style:style>
    <style:style style:name="P46"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Garamond" fo:font-size="36pt" style:font-size-asian="36pt" style:font-name-complex="Garamond" style:font-size-complex="36pt"/>
    </style:style>
    <style:style style:name="P47" style:family="paragraph" style:parent-style-name="Standard" style:master-page-name="Standard">
      <style:paragraph-properties fo:margin-left="1.4827in" fo:margin-right="1.5083in" fo:margin-top="0in" fo:margin-bottom="0.1945in" style:contextual-spacing="false" fo:line-height="100%" fo:text-align="center" style:justify-single-word="false" fo:text-indent="0in" style:auto-text-indent="false" style:page-number="auto"/>
      <style:text-properties style:font-name="Liberation Mono"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style:font-name-asian="DejaVu Sans1" style:font-name-complex="DejaVu Sans1"/>
    </style:style>
    <style:style style:name="T2" style:family="text">
      <style:text-properties style:font-name="Liberation Mono" fo:font-size="16pt" style:font-size-asian="16pt" style:font-size-complex="16pt"/>
    </style:style>
    <style:style style:name="T3" style:family="text">
      <style:text-properties style:font-name="Liberation Mono" fo:font-size="16pt" fo:font-style="italic" style:font-size-asian="16pt" style:font-style-asian="italic" style:font-size-complex="16pt" style:font-style-complex="itali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39fd6"/>
    </style:style>
    <style:style style:name="T8" style:family="text">
      <style:text-properties officeooo:rsid="00282fc6"/>
    </style:style>
    <style:style style:name="T9" style:family="text">
      <style:text-properties officeooo:rsid="002c48fa"/>
    </style:style>
    <style:style style:name="T10" style:family="text">
      <style:text-properties officeooo:rsid="002e10d6"/>
    </style:style>
    <style:style style:name="T11" style:family="text">
      <style:text-properties officeooo:rsid="0039c272"/>
    </style:style>
    <style:style style:name="T12" style:family="text">
      <style:text-properties officeooo:rsid="003b6da4"/>
    </style:style>
    <style:style style:name="T13" style:family="text">
      <style:text-properties style:text-position="super 58%"/>
    </style:style>
    <style:style style:name="T14" style:family="text">
      <style:text-properties officeooo:rsid="003e4021"/>
    </style:style>
    <style:style style:name="T15" style:family="text">
      <style:text-properties officeooo:rsid="0042a6e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Horizontal_20_Line"/>
      <text:p text:style-name="P9">Mental Dimensions</text:p>
      <text:p text:style-name="P11">Tales of Fantasy for a New Generation</text:p>
      <text:p text:style-name="P11"/>
      <text:p text:style-name="P12"><text:span text:style-name="T12">2nd</text:span> Edition</text:p>
      <text:p text:style-name="P38"/>
      <text:p text:style-name="P10"/>
      <text:p text:style-name="P19"/>
      <text:p text:style-name="P19"/>
      <text:p text:style-name="P19"/>
      <text:p text:style-name="P22"/>
      <text:p text:style-name="P24"/>
      <text:p text:style-name="P24"/>
      <text:p text:style-name="Horizontal_20_Line"/>
      <text:p text:style-name="P13">Andrew G. Alt</text:p>
      <text:p text:style-name="Horizontal_20_Line"/>
      <text:p text:style-name="P22"><text:soft-page-break/></text:p>
      <text:p text:style-name="P23"/>
      <text:p text:style-name="P31">Mental Dimensions</text:p>
      <text:p text:style-name="P31">Tales of Fantasy for a New Generation</text:p>
      <text:p text:style-name="P35">2<text:span text:style-name="T13">nd</text:span> Edition</text:p>
      <text:p text:style-name="P31"><text:span text:style-name="T14">xxx</text:span> <text:span text:style-name="T14">2022</text:span></text:p>
      <text:p text:style-name="P31"/>
      <text:p text:style-name="P31">Copyright © 2014 by Andrew G. Alt</text:p>
      <text:p text:style-name="P31">All rights reserved.</text:p>
      <text:p text:style-name="P31"/>
      <text:p text:style-name="P31">ISBN-13: 9798809557115</text:p>
      <text:p text:style-name="P33"/>
      <text:p text:style-name="P32"/>
      <text:p text:style-name="P34"><text:span text:style-name="T10">First hardcover</text:span> <text:span text:style-name="T10">e</text:span>dition release<text:span text:style-name="T8">d</text:span> <text:span text:style-name="T11">May</text:span> 2022</text:p>
      <text:p text:style-name="P31"/>
      <text:p text:style-name="P31">Web site: <text:a xlink:type="simple" xlink:href="http://mentaldimensions.net/" text:style-name="Internet_20_link" text:visited-style-name="Visited_20_Internet_20_Link">http://mentaldimensions.net/</text:a></text:p>
      <text:p text:style-name="P31"/>
      <text:p text:style-name="P31"/>
      <text:p text:style-name="P31">Cover art by Amy K. Chambers</text:p>
      <text:p text:style-name="P31"/>
      <text:p text:style-name="P31"/>
      <table:table table:name="Table2" table:style-name="Table2">
        <table:table-column table:style-name="Table2.A"/>
        <table:table-row table:style-name="TableLine94409364568880">
          <table:table-cell table:style-name="Table2.A1" office:value-type="string">
            <text:p text:style-name="P36">This book is a work of fiction. Names, characters, locations, and incidents are products of the author’s imagination. Any resemblance to actual events or places or persons, living or dead, is coincidental.</text:p>
          </table:table-cell>
        </table:table-row>
      </table:table>
      <text:p text:style-name="P31"/>
      <text:p text:style-name="P31"/>
      <text:p text:style-name="P37">Publisher: Andrew G. Alt</text:p>
      <text:p text:style-name="P47"/>
      <text:p text:style-name="P3"/>
      <text:p text:style-name="P3"/>
      <text:p text:style-name="P3"/>
      <text:p text:style-name="P3"/>
      <text:p text:style-name="P3"/>
      <text:p text:style-name="P3"/>
      <text:p text:style-name="P3"/>
      <text:p text:style-name="P3"/>
      <text:p text:style-name="CSP_20_-_20_Front_20_Matter_20_Body_20_Text">Dedicated to the people I love </text:p>
      <text:p text:style-name="CSP_20_-_20_Front_20_Matter_20_Body_20_Text">And to my enemies who wish me dead... please accept a free copy and spare my life. </text:p>
      <text:p text:style-name="P4"/>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Contents</text:p>
          </text:index-title>
          <text:p text:style-name="P39"><text:a xlink:type="simple" xlink:href="#__RefHeading___Toc1427_255420714" text:style-name="Index_20_Link" text:visited-style-name="Index_20_Link">Hovering on the Winds of Thought<text:tab/>1</text:a></text:p>
          <text:p text:style-name="P39"><text:a xlink:type="simple" xlink:href="#__RefHeading___Toc1543_255420714" text:style-name="Index_20_Link" text:visited-style-name="Index_20_Link">The Search for the Enchanted Balls<text:tab/>7</text:a></text:p>
          <text:p text:style-name="P39"><text:a xlink:type="simple" xlink:href="#__RefHeading___Toc1555_255420714" text:style-name="Index_20_Link" text:visited-style-name="Index_20_Link">The Obedient Parents<text:tab/>29</text:a></text:p>
          <text:p text:style-name="P39"><text:a xlink:type="simple" xlink:href="#__RefHeading___Toc1557_255420714" text:style-name="Index_20_Link" text:visited-style-name="Index_20_Link">James's Love<text:tab/>40</text:a></text:p>
          <text:p text:style-name="P39"><text:a xlink:type="simple" xlink:href="#__RefHeading___Toc1559_255420714" text:style-name="Index_20_Link" text:visited-style-name="Index_20_Link">The Ant and the Cliff<text:tab/>46</text:a></text:p>
          <text:p text:style-name="P39"><text:a xlink:type="simple" xlink:href="#__RefHeading___Toc1561_255420714" text:style-name="Index_20_Link" text:visited-style-name="Index_20_Link">The Problematic 6000<text:tab/>48</text:a></text:p>
          <text:p text:style-name="P39"><text:a xlink:type="simple" xlink:href="#__RefHeading___Toc1563_255420714" text:style-name="Index_20_Link" text:visited-style-name="Index_20_Link">The Camel in the Desert<text:tab/>63</text:a></text:p>
          <text:p text:style-name="P39"><text:a xlink:type="simple" xlink:href="#__RefHeading___Toc1565_255420714" text:style-name="Index_20_Link" text:visited-style-name="Index_20_Link">The Magic Brain<text:tab/>67</text:a></text:p>
          <text:p text:style-name="P39"><text:a xlink:type="simple" xlink:href="#__RefHeading___Toc1567_255420714" text:style-name="Index_20_Link" text:visited-style-name="Index_20_Link">The Prisoner<text:tab/>75</text:a></text:p>
          <text:p text:style-name="P39"><text:a xlink:type="simple" xlink:href="#__RefHeading___Toc1569_255420714" text:style-name="Index_20_Link" text:visited-style-name="Index_20_Link">The Blind Man and His Neighbors<text:tab/>80</text:a></text:p>
          <text:p text:style-name="P39"><text:a xlink:type="simple" xlink:href="#__RefHeading___Toc1571_255420714" text:style-name="Index_20_Link" text:visited-style-name="Index_20_Link">William and Mary<text:tab/>87</text:a></text:p>
          <text:p text:style-name="P39"><text:a xlink:type="simple" xlink:href="#__RefHeading___Toc1573_255420714" text:style-name="Index_20_Link" text:visited-style-name="Index_20_Link">Mount Solation<text:tab/>97</text:a></text:p>
          <text:p text:style-name="P39"><text:a xlink:type="simple" xlink:href="#__RefHeading___Toc1575_255420714" text:style-name="Index_20_Link" text:visited-style-name="Index_20_Link">The Money Trees<text:tab/>106</text:a></text:p>
        </text:index-body>
      </text:table-of-content>
      <text:p text:style-name="P7"/>
      <text:p text:style-name="P41"/>
      <text:h text:style-name="P43" text:outline-level="1"><text:bookmark-start text:name="__RefHeading___Toc1427_255420714"/>Hovering on the Winds of Thought<text:bookmark-end text:name="__RefHeading___Toc1427_255420714"/></text:h>
      <text:p text:style-name="CSP_20_-_20_Chapter_20_Body_20_Text_20_-_20_First_20_Paragraph">A lonely time ago, a <text:span text:style-name="Emphasis">space</text:span> was hovering in the mist formed by the winds of thought. The <text:span text:style-name="Emphasis">space</text:span> had no other purpose. One day, it realized it could do more than only hover, so decided to fly swiftly through the mist to find a purpose.</text:p>
      <text:p text:style-name="Standard"><text:span text:style-name="T2">After an immeasurable amount of time, the </text:span><text:span text:style-name="Emphasis"><text:span text:style-name="T2">space</text:span></text:span><text:span text:style-name="T2"> landed between some vowels. Although they didn't mind associating with the </text:span><text:span text:style-name="T3">space</text:span><text:span text:style-name="T2">, the new partners remained lost in a misty void and felt incoherent and incomplete. For </text:span><text:soft-page-break/><text:span text:style-name="T2">many years they aimlessly floated through the darkness. Then one day, they lightly touched several confused consonants that were hovering upon a lazy breeze passing nearby.</text:span></text:p>
      <text:p text:style-name="Standard"><text:span text:style-name="T2">Without warning, commas and periods began dripping from the sky. The</text:span><text:span text:style-name="Emphasis"><text:span text:style-name="T2"> space</text:span></text:span><text:span text:style-name="T2">, the vowels, the consonants, the commas, and the periods delightfully joined together and soon gave birth to a healthy, well-formed sentence. The sentence grew up and became a handsome, indented paragraph. Then the mist evaporated and gracefully waved goodbye to its former guests.</text:span></text:p>
      <text:p text:style-name="Standard">Fully developed chapters eagerly sprouted from the sentences and gently caressed all the characters that had joined together. As the chapters aged, a book lovingly wrapped around them, giving them shelter from dangerous erasers, wet and fiery storms, and anything else that might <text:soft-page-break/><text:span text:style-name="T9">disrupt</text:span> their cohesi<text:span text:style-name="T9">on</text:span>. A quickly-passing thought transformed into a title and rested upon the face of the book. The title found comfort upon its new bed and happily decided to remain.</text:p>
      <text:p text:style-name="Standard">Suddenly a strong wind grabbed the book and carried it from the void and into the hands of a smiling child. There was much time spent within the book, and the book was spent within time. It endured many storms and many thoughts.</text:p>
      <text:p text:style-name="Standard">Sadly, after many years, the book dissolved into a mist. Its characters were thoughtlessly scattered into a void.</text:p>
      <text:p text:style-name="P27"><text:span text:style-name="T2">In the void, a lonely time later, there was a </text:span><text:span text:style-name="Emphasis"><text:span text:style-name="T2">space</text:span></text:span><text:span text:style-name="T2">.</text:span></text:p>
      <text:p text:style-name="Standard">The Beginning</text:p>
      <text:p text:style-name="P28"/>
      <text:p text:style-name="P28"/>
      <text:h text:style-name="P26" text:outline-level="1"><text:bookmark-start text:name="__RefHeading___Toc1543_255420714"/>The Search for the Enchanted Balls<text:bookmark-end text:name="__RefHeading___Toc1543_255420714"/></text:h>
      <text:p text:style-name="CSP_20_-_20_Chapter_20_Body_20_Text_20_-_20_First_20_Paragraph">Centuries ago, on a planet called Gossameria, there lived animals that roamed carefree over its unspoiled landscape. They lived in harmony with their neighbors and gathered regularly for the purposes of frolicking and celebrating special occasions. In summer, they picnicked near the beaches of lakes which were so clean that all life swimming within it was clearly visible. They played joyfully in vast, grassy fields. It was quite common for the animals of this world to live for thousands of years. </text:p>
      <text:p text:style-name="CSP_20_-_20_Chapter_20_Body_20_Text">Two cats were members of this commu<text:soft-page-break/>nity: Katharine (a primarily orange cat with narrow brown stripes) and Jacob (who had black fur on his back that blended into gray around his sides and white near his tummy). They had been best friends for almost three hundred years. They each owned a special enchanted ball and played with them almost every time they met. Katharine’s ball was pink with purple stripes; Jacob’s was bright green with small yellow circles. </text:p>
      <text:p text:style-name="CSP_20_-_20_Chapter_20_Body_20_Text">Almost every day they played in a meadow covered with green grass and dotted with yellow, red, and purple wildflowers. When the grass grew too high, several helpful sheep would eat some. The cats were grateful for the sheep’s efforts. Katharine and Jacob found it much easier to play with their enchanted balls when they could see each other, and their balls could roll freely over the ground. </text:p>
      <text:p text:style-name="CSP_20_-_20_Chapter_20_Body_20_Text">One day as they were playing, they both became momentarily distracted by a large dog wandering nearby. They turned their attention back to their enchanted balls, but <text:soft-page-break/>to their dismay, they had vanished. Katharine and Jacob frantically searched the field for several hours. </text:p>
      <text:p text:style-name="CSP_20_-_20_Chapter_20_Body_20_Text">After the sun set, they reluctantly agreed to return to their homes for the night and continue searching tomorrow. They were heartbroken. After arriving home, Katharine and Jacob fell into their beds, all joy and hope drained from their bodies. They cried and meowed until a heavy sleep overtook them. </text:p>
      <text:p text:style-name="CSP_20_-_20_Chapter_20_Body_20_Text">Soon after, their sleep became disturbed by nightmares and their limbs began to frequently twitch. Hours later, they were awoken by a rooster crowing at the rising sun. They felt as if they hadn’t slept at all. Later that morning, Katharine and Jacob met under a weeping willow tree standing near a lakeshore. They peered out over the water, which softly reflected the sunlight. Neither of them appreciated or even noticed the beauty of the scene, nor of the shade and shelter the tree generously provided. </text:p>
      <text:p text:style-name="CSP_20_-_20_Chapter_20_Body_20_Text">Their tails hung low. Katharine suddenly turned to look at Jacob. As they stood <text:soft-page-break/>there, Jacob saw that Katharine was thinking hard, and then he observed her tail slowly begin to rise. Katharine declared, “We have to keep searching.” Jacob sadly looked into her eyes. She continued, her voice firm and direct, “It doesn’t matter how much time we spend—at any cost, we must find them.” </text:p>
      <text:p text:style-name="CSP_20_-_20_Chapter_20_Body_20_Text">Hesitantly, Jacob replied, “We looked all over that field, Kat. We covered every square inch. Where else could they be?” </text:p>
      <text:p text:style-name="CSP_20_-_20_Chapter_20_Body_20_Text">She sidestepped his question and with a wry smile answered, “We’ll know that when we find them.” </text:p>
      <text:p text:style-name="CSP_20_-_20_Chapter_20_Body_20_Text">Jacob appeared dubious but after a few moments he finally agreed. That fateful day, they both completely committed themselves to the search for their enchanted balls. They went back to the meadow and searched it again. They asked the sheep if any of them had seen the balls. They searched around the lakeshore. They looked through nearby fields and hills. They went even further away from their homes and searched through mountain passes <text:soft-page-break/>and valleys. </text:p>
      <text:p text:style-name="CSP_20_-_20_Chapter_20_Body_20_Text">Weeks went by. They felt very discouraged, but more determined than ever to recover their beloved toys. They continued searching every place they could think of. </text:p>
      <text:p text:style-name="CSP_20_-_20_Chapter_20_Body_20_Text">∞ ∞ ∞</text:p>
      <text:p text:style-name="CSP_20_-_20_Chapter_20_Body_20_Text">Three years after their search began, humans suddenly came to Gossameria for the first time and began colonization. Steamships and airplanes were among the many things the newcomers constructed. Katharine and Jacob took advantage—they were able to steal passage on vehicles that moved over water and through the sky, which allowed them to search previously unreachable areas. </text:p>
      <text:p text:style-name="CSP_20_-_20_Chapter_20_Body_20_Text">It wasn’t until 128 years later they completed searching their entire world. Still, they hadn’t found their balls. </text:p>
      <text:p text:style-name="CSP_20_-_20_Chapter_20_Body_20_Text">It was at that time when the humans began building spaceships. Although a spaceship had originally brought the humans to Gossameria, the planet didn’t have the required materials to produce the correct type of fuel. It took over a century for six genera<text:soft-page-break/>tions of engineers to finally manufacture a ship that could use the resources available on Gossameria. </text:p>
      <text:p text:style-name="CSP_20_-_20_Chapter_20_Body_20_Text">Katharine and Jacob curiously watched the construction. They fled in terror the first time they heard a spaceship’s engines ignite. </text:p>
      <text:p text:style-name="CSP_20_-_20_Chapter_20_Body_20_Text">One night, they crept into a large building near the launchpad. They slowly walked near to a group of people. It consisted of mechanics and ground crew flight coordinators. Katharine and Jacob eavesdropped on their conversation. The cats happily learned that spaceships could help them continue their search. They also learned the precise time and date of the next launch. </text:p>
      <text:p text:style-name="CSP_20_-_20_Chapter_20_Body_20_Text">They anxiously waited seven days. At dawn, they sneaked into a top-secret facility. They sniffed the area and spotted some very large plastic cargo containers. They jumped up and landed inside one. Most of their weight fell against the side and it almost tipped over. They landed on human clothes and blankets. They burrowed under <text:soft-page-break/>the soft, warm material. </text:p>
      <text:p text:style-name="CSP_20_-_20_Chapter_20_Body_20_Text">As the dust settled, they both sneezed several times. </text:p>
      <text:p text:style-name="CSP_20_-_20_Chapter_20_Body_20_Text">After only a few minutes they heard a human walking nearby. They heard a “snap” as a lid was secured over the container. </text:p>
      <text:p text:style-name="CSP_20_-_20_Chapter_20_Body_20_Text">“Kat, I’m starting to wonder if we’re making the best life-choices,” Jacob declared. </text:p>
      <text:p text:style-name="CSP_20_-_20_Chapter_20_Body_20_Text">“Keep quiet. We’ll be all right. Did you sharpen your claws yesterday?” </text:p>
      <text:p text:style-name="CSP_20_-_20_Chapter_20_Body_20_Text">“Yes. Do you think we’ll need to resort to violence?” </text:p>
      <text:p text:style-name="CSP_20_-_20_Chapter_20_Body_20_Text">“Probably not. I hope not.” Katharine replied in a flat tone that didn’t sound convincing or reassuring. </text:p>
      <text:p text:style-name="CSP_20_-_20_Chapter_20_Body_20_Text">They felt the container being picked up, moved a few feet and set down on a wheeled cart. It was pushed to the launchpad. Soon, someone carried the container into the ship’s cargo hold and set it on a high stack of other cargo. </text:p>
      <text:p text:style-name="CSP_20_-_20_Chapter_20_Body_20_Text">At this point, the cats were frightened and wanted to escape. They knew, however, that it was too late. Based on the activity heard from their surroundings, they would <text:soft-page-break/>most certainly be spotted if they tried to make a run for it. </text:p>
      <text:p text:style-name="CSP_20_-_20_Chapter_20_Body_20_Text">About two hours passed. No voices could be heard. They pushed up on the container’s lid. It didn’t budge. They continued trying for two minutes. They looked around for a tool and found a belt buckle. Jacob was able to wedge open the lid enough to loosen it. They became confident escaping at the last minute—if they felt proceeding would be too risky—would be possible. </text:p>
      <text:p text:style-name="CSP_20_-_20_Chapter_20_Body_20_Text">Suddenly, the ship’s engines came to life. Moments later, the cats felt the pull of gravity throughout their entire bodies. They remorsefully realized it was too late to change their minds. Also terrified, they made sure not to loudly meow or cry. Their tails became very tense. They closed their eyes and breathed heavily... and waited for the horrible experience to be over. </text:p>
      <text:p text:style-name="CSP_20_-_20_Chapter_20_Body_20_Text">∞ ∞ ∞</text:p>
      <text:p text:style-name="CSP_20_-_20_Chapter_20_Body_20_Text">After two days, Katharine and Jacob were starving and thirsty. They agreed to start searching for a food and water supply. Jacob opened the lid far enough to get out. <text:soft-page-break/>After being loosened by the belt buckle, the lid separated easily from the top of the container. They both crawled out and then stretched their bodies and tails as much as possible. They had never been trapped for such a long time. </text:p>
      <text:p text:style-name="CSP_20_-_20_Chapter_20_Body_20_Text">Katharine and Jacob sniffed around, whiskers twitching wildly. After several minutes they found a water source and scraps of food left by some crew and passengers (who apparently didn’t understand that food is meant to be eaten, not thrown onto the floor). The cats quickly and easily found adequate nutrition. </text:p>
      <text:p text:style-name="CSP_20_-_20_Chapter_20_Body_20_Text">They desperately needed to use the bathroom before returning to their container. Fortunately, while searching for water, they had stealthily observed the humans using a computer-automated waste recycling system. Katharine and Jacob were able to dispose of that which they would have otherwise buried in sand or dirt. Afterward, they went back to the container and slid the lid back into place. They fell asleep after only a few minutes, and blissful <text:soft-page-break/>dreams about their enchanted balls began shortly after. </text:p>
      <text:p text:style-name="CSP_20_-_20_Chapter_20_Body_20_Text">∞ ∞ ∞</text:p>
      <text:p text:style-name="CSP_20_-_20_Chapter_20_Body_20_Text">After three months of confinement (interspersed with scrounging for food and water), the cats felt the spaceship land. They were in good health but poor spirits. They cheered up considerably when they knew the ship was on the ground and their freedom was imminent. </text:p>
      <text:p text:style-name="CSP_20_-_20_Chapter_20_Body_20_Text">Jacob whispered, “How long should we wait before getting out?” </text:p>
      <text:p text:style-name="CSP_20_-_20_Chapter_20_Body_20_Text">“After the human voices and footsteps disappear. We’ll watch carefully and try to follow the last one outside.” </text:p>
      <text:p text:style-name="CSP_20_-_20_Chapter_20_Body_20_Text">They knew how many people had originally boarded the ship—they had figured it out easily during their three months on board. They also knew one had died. A passenger had contracted some disease that wasn’t detected before departure. Without proper medical facilities on the ship, “There wasn’t anything that could be done,” the Captain was heard saying, with regret and sadness clouding his voice. The <text:soft-page-break/>passenger was given a respectful funeral, and ejected into space. She was cremated after the gravity from a star drew her in (luckily, that was the custom within her family). </text:p>
      <text:p text:style-name="CSP_20_-_20_Chapter_20_Body_20_Text">Katharine and Jacob counted the humans as they departed the ship. One of them had a frayed thread hanging from the leg of his uniform. Jacob wanted to chew on it and bat it with his paw, but Katharine held him back. She snapped, “Jacob, stay focused!” </text:p>
      <text:p text:style-name="CSP_20_-_20_Chapter_20_Body_20_Text">Katharine counted the humans as they exited the ship. “16... 17... 18... 19. All right, quietly now, let’s get behind that tall human and follow him out; he’s the last one. When we reach the other side of the doorway, look for cover, then run toward it as fast you can.” </text:p>
      <text:p text:style-name="CSP_20_-_20_Chapter_20_Body_20_Text">They sneaked near to the human’s feet, Katharine on the left, Jacob on the right. The human suddenly stopped, put his arm to his face and sneezed. The cats looked at each other with concern. They had heard humans do this before and knew that <text:soft-page-break/>sneezes sometimes happened when humans were in proximity to them. </text:p>
      <text:p text:style-name="CSP_20_-_20_Chapter_20_Body_20_Text">He pulled a handkerchief from his pocket, blew and wiped his nose; then he glanced down and spotted Katharine and Jacob. They looked directly into his eyes but weren’t able to sense whether danger was imminent. Jacob looked to Katharine for guidance. Trying to scare the human, she meowed loudly, bared her teeth and emitted a hissing sound. Her efforts were in vain. The human simply turned his head and shouted outside, “Cap’n! We got stowaways!” </text:p>
      <text:p text:style-name="CSP_20_-_20_Chapter_20_Body_20_Text">He leaned over, hands and long arms coming down toward Jacob. “Run, Jacob!” Katharine commanded, her instincts taking over. Jacob sprinted toward the doorway. Katharine followed him straightaway. </text:p>
      <text:p text:style-name="CSP_20_-_20_Chapter_20_Body_20_Text">They got past the exit and kept running in a straight line, darting past five humans easily; however, one was standing directly in front of their escape route. It was the ship’s captain, and he looked very displeased. He squatted downward to snatch <text:soft-page-break/>Katharine and Jacob. Katharine directed Jacob, “Veer left! I saw some thick bushes!” </text:p>
      <text:p text:style-name="CSP_20_-_20_Chapter_20_Body_20_Text">Jacob hadn’t seen any but he trusted Katharine enough to do as he was told. He slowed almost to a stop and started to make the turn, but the captain grabbed him by the sides of his stomach and scooped him up. “Well, little fellow, did you think you could get free passage on my ship and then just run away like a scared little kitty-cat?” Jacob squirmed in his grasp, squealed loudly, then looked to his left. He saw a bunch of green raspberry bushes but didn’t see Katharine anywhere. <text:span text:style-name="T4">I hope she got away</text:span>, thought Jacob. </text:p>
      <text:p text:style-name="CSP_20_-_20_Chapter_20_Body_20_Text">“Argh!” the captain suddenly cried out, dropping Jacob. </text:p>
      <text:p text:style-name="CSP_20_-_20_Chapter_20_Body_20_Text">He landed safely on his feet and saw Katharine gripping the captain’s right leg with all four paws. Jacob realized she had created a diversion by digging her claws deeply into his calf. The captain bent over to reach for her. At the same moment, she retracted her claws, fell off the captain’s leg, and yelled, “Run to the bushes, Jacob!” </text:p>
      <text:p text:style-name="CSP_20_-_20_Chapter_20_Body_20_Text"><text:soft-page-break/>He ran as fast as he could. Halfway to the bushes, he looked behind to make sure Katharine was with him. He saw the captain had grabbed her, and she was ferociously attacking his arms with her claws and teeth. Jacob was terrified. He stopped, then started running back so he could help. It wasn’t necessary though; Katharine had managed to inflict so much damage on the captain that he couldn’t hold her. He dropped her and she started running toward Jacob. "Go!" she screamed. </text:p>
      <text:p text:style-name="CSP_20_-_20_Chapter_20_Body_20_Text">He saw the captain and some crewmen begin chasing them. He turned back around and ran, just as Katharine ordered. He felt reasonably confident she was no longer in any immediate danger. </text:p>
      <text:p text:style-name="CSP_20_-_20_Chapter_20_Body_20_Text">He reached the left side of a row of thick bushes, ran behind them, and then zig-zagged through some tall flowers on the other side. He stopped to wait for Katharine. Quite familiar with his smell, she found him easily. They heard the captain and two of his crew members nearby and swiftly approaching. “There, that forest.” <text:soft-page-break/>Katharine pointed to a large wooded area. </text:p>
      <text:p text:style-name="CSP_20_-_20_Chapter_20_Body_20_Text">“But there’s no cover between here and the tree line! They’ll catch us!” </text:p>
      <text:p text:style-name="CSP_20_-_20_Chapter_20_Body_20_Text">“We can outrun them. Let’s go!” Katharine started to sprint towards the trees, not waiting for him to verbalize his agreement. Jacob decided there was no other choice and continued after her. </text:p>
      <text:p text:style-name="CSP_20_-_20_Chapter_20_Body_20_Text">The pursuers relented after two minutes. The captain shouted after them, “You won’t be so lucky if I ever see you again. From now on, I’ll make sure there’s a dog on every ship to prevent stowaways like you from ever boarding!” He and his crewmen walked back to the ship, feeling angry and humiliated from being outsmarted by the two cats. </text:p>
      <text:p text:style-name="CSP_20_-_20_Chapter_20_Body_20_Text">∞ ∞ ∞</text:p>
      <text:p text:style-name="CSP_20_-_20_Chapter_20_Body_20_Text">Katharine and Jacob reached the tree line and entered the forest. After catching their breath and walking for several yards, they stopped at a large pile of oak leaves and crawled on top. They lay down to rest. After a few minutes, Jacob glumly declared, “We’ll never be able to get back home.” </text:p>
      <text:p text:style-name="CSP_20_-_20_Chapter_20_Body_20_Text"><text:soft-page-break/>“Let’s not worry about that now. At least we’re safe. We need to stay focused on finding our balls.” </text:p>
      <text:p text:style-name="CSP_20_-_20_Chapter_20_Body_20_Text">“What makes you think they’re even on this world?” </text:p>
      <text:p text:style-name="CSP_20_-_20_Chapter_20_Body_20_Text">Suddenly, Katharine and Jacob heard pawsteps softly approaching. They looked in the direction of the sound and spotted a hollow log. From the darkness within it appeared a small pair of eyes. They seemed to almost glow. Katharine and Jacob remained cautious, ready to scamper away. </text:p>
      <text:p text:style-name="CSP_20_-_20_Chapter_20_Body_20_Text">A white Persian cat slowly stepped out from the log. Jacob and Katharine relaxed a little. Though somewhat relieved to see a creature their own size, they remained in a state of heightened anxiety. The unfamiliar cat sat down on his hind legs. He looked directly at them and said, “I understand you are searching for something. In my experience, the only time one can clearly see is when he or she ceases to look for things.” </text:p>
      <text:p text:style-name="CSP_20_-_20_Chapter_20_Body_20_Text">Katharine and Jacob looked at each other with confusion. Katharine asked, “Who are you?” </text:p>
      <text:p text:style-name="CSP_20_-_20_Chapter_20_Body_20_Text"><text:soft-page-break/>“My name is Tobias. And you?” </text:p>
      <text:p text:style-name="CSP_20_-_20_Chapter_20_Body_20_Text">“I’m Katharine, and this is my friend, Jacob.” </text:p>
      <text:p text:style-name="CSP_20_-_20_Chapter_20_Body_20_Text">“It is a pleasure to meet you. Welcome to the forest.” </text:p>
      <text:p text:style-name="CSP_20_-_20_Chapter_20_Body_20_Text">“Thank you,” Jacob replied. “Is this your home?” </text:p>
      <text:p text:style-name="CSP_20_-_20_Chapter_20_Body_20_Text">“My home is anywhere I am happy and content.” Tobias paused, closed his eyes, took a deep breath and slowly exhaled. “I overheard you speaking about the search for your balls. May I ask why they are so important?” </text:p>
      <text:p text:style-name="CSP_20_-_20_Chapter_20_Body_20_Text">Katharine replied, “They were enchanted, and our favorite toys.” She went on to chronicle the story of their search; Jacob filled in a few gaps he felt relevant. </text:p>
      <text:p text:style-name="CSP_20_-_20_Chapter_20_Body_20_Text">They finished relating the tale, and Tobias said, “It is indeed unfortunate that you lost your enchanted balls, but in my opinion, it is even more unfortunate that you’ve lost so much time looking for them. Lost time is a sad waste of a precious thing that can never again be found.” </text:p>
      <text:p text:style-name="CSP_20_-_20_Chapter_20_Body_20_Text">Katharine and Jacob became angry and <text:soft-page-break/>reflexively extended their front claws. Jacob irritably exclaimed, “It wasn’t a waste! We just haven’t found them yet!” </text:p>
      <text:p text:style-name="CSP_20_-_20_Chapter_20_Body_20_Text">Katharine replied coldly, “You don’t understand. You never played with our balls and so don’t realize how wonderful they were.” </text:p>
      <text:p text:style-name="CSP_20_-_20_Chapter_20_Body_20_Text">“Forgive me. I did not mean any offense, nor did I intend to minimize your efforts or intense grief from the loss.” Tobias paused, closed his eyes, took a deep breath and slowly exhaled. “Have you considered the possibility that your enchanted balls rolled into a lake and became submerged?” </text:p>
      <text:p text:style-name="CSP_20_-_20_Chapter_20_Body_20_Text">Katharine retracted her claws and replied, “Yes, of course. But Jacob and I don’t like water. It’s good to drink, but other than that we don’t really see any purpose to water.” </text:p>
      <text:p text:style-name="CSP_20_-_20_Chapter_20_Body_20_Text">Jacob continued, “Most of the time we spent on dry land. Sometimes we stowed away on boats to search other islands and continents, but we didn’t really care for the water being on all sides of us. It was really very nerve-wracking.” </text:p>
      <text:p text:style-name="CSP_20_-_20_Chapter_20_Body_20_Text"><text:soft-page-break/>“I see,” said Tobias. He paused, closed his eyes, took a deep breath and slowly exhaled. </text:p>
      <text:p text:style-name="CSP_20_-_20_Chapter_20_Body_20_Text">Katharine looked at him curiously for a moment and asked, “Why do you keep doing that?” </text:p>
      <text:p text:style-name="CSP_20_-_20_Chapter_20_Body_20_Text">“It relaxes me.” </text:p>
      <text:p text:style-name="CSP_20_-_20_Chapter_20_Body_20_Text">“Are you nervous?” </text:p>
      <text:p text:style-name="CSP_20_-_20_Chapter_20_Body_20_Text">“No,” he answered. “Deep breathing is a habit I started a long time ago. It helped me through a very difficult period in my life.” </text:p>
      <text:p text:style-name="CSP_20_-_20_Chapter_20_Body_20_Text">“What do you mean?” Jacob inquired. </text:p>
      <text:p text:style-name="CSP_20_-_20_Chapter_20_Body_20_Text">“Many years ago, I had a friend named Brittany. We also owned a pair of enchanted balls. One day when she and I were playing, we lost control of them, watching helplessly as they rolled into a fast-moving river. We ran along the riverbank after them, seeing them floating on top but powerless to do anything about it. The river continued to swiftly carry them further away. It soon became evident that it would be impossible to retrieve them. </text:p>
      <text:p text:style-name="CSP_20_-_20_Chapter_20_Body_20_Text">“Suddenly, Brittany said, ’I’m going in.’ I tried to stop her. As she was about to jump <text:soft-page-break/>in I shouted after her, ’No, Brittany! It’s water! You’ll never survive!’ She ignored my warning and jumped in.” Tobias paused, closed his eyes, took a deep breath and slowly exhaled. </text:p>
      <text:p text:style-name="CSP_20_-_20_Chapter_20_Body_20_Text">“I never saw her again. I believe she now rests with the <text:span text:style-name="T4">Divine Felinity</text:span>, in the spiritual realm where food is always abundant and cats never gain weight; where water is always cold and refreshing to drink, yet it never touches a cat’s fur, and contains no soggy food chunks from the day before; the place where a new toy appears daily, and one’s curiosity is always stimulated by some external object possessing a strange new smell. Although she’s at peace, I do still miss her.” </text:p>
      <text:p text:style-name="CSP_20_-_20_Chapter_20_Body_20_Text">“That’s awful!” </text:p>
      <text:p text:style-name="CSP_20_-_20_Chapter_20_Body_20_Text">Jacob looked thoughtful. “I almost lost Katharine during our search when she was captured by a human.” </text:p>
      <text:p text:style-name="CSP_20_-_20_Chapter_20_Body_20_Text">“I hope you consider yourself fortunate.” </text:p>
      <text:p text:style-name="CSP_20_-_20_Chapter_20_Body_20_Text">“We do, but we still need to find our balls,” Katharine declared. </text:p>
      <text:p text:style-name="CSP_20_-_20_Chapter_20_Body_20_Text">Jacob paused, closed his eyes, took a <text:soft-page-break/>deep breath and slowly exhaled. “No, we don’t.” </text:p>
      <text:p text:style-name="CSP_20_-_20_Chapter_20_Body_20_Text">“Jacob! Of course we do. You don’t mean that!” </text:p>
      <text:p text:style-name="CSP_20_-_20_Chapter_20_Body_20_Text">“I do. Our search nearly cost your life. You mean more to me than any enchanted ball.” </text:p>
      <text:p text:style-name="CSP_20_-_20_Chapter_20_Body_20_Text">“But Jacob, we agreed—" </text:p>
      <text:p text:style-name="CSP_20_-_20_Chapter_20_Body_20_Text">“Katharine, you’re a good leader, and able to make quick decisions, but take a minute to think of how you’d feel if you lost me.” </text:p>
      <text:p text:style-name="CSP_20_-_20_Chapter_20_Body_20_Text">Katharine didn’t need a minute. After a few seconds, she knew her friend was correct. </text:p>
      <text:p text:style-name="CSP_20_-_20_Chapter_20_Body_20_Text">Tobias said, “Come, my friends. This forest has much to offer. There is ample food, many new things to smell, and it offers an abundance of corners and things under which you may hide, if you feel such a need. I believe you will find peace and contentment if you decide to stay.” </text:p>
      <text:p text:style-name="CSP_20_-_20_Chapter_20_Body_20_Text">“Thank you, Tobias.” </text:p>
      <text:p text:style-name="CSP_20_-_20_Chapter_20_Body_20_Text">He acknowledged with a single nod. “Some even claim this forest is enchanted. <text:soft-page-break/>You might be surprised at how quickly you forget about your balls.” </text:p>
      <text:p text:style-name="CSP_20_-_20_Chapter_20_Body_20_Text">Indeed, Jacob looked around and spotted some low-hanging vines swaying in the breeze. He joyfully exclaimed, “<text:span text:style-name="T4">Those</text:span> look interesting!”</text:p>
      <text:p text:style-name="CSP_20_-_20_Chapter_20_Body_20_Text"/>
      <text:p text:style-name="CSP_20_-_20_Chapter_20_Body_20_Text"/>
      <text:p text:style-name="P25"/>
      <text:h text:style-name="P26" text:outline-level="1"><text:bookmark-start text:name="__RefHeading___Toc1555_255420714"/>The Obedient Parents<text:bookmark-end text:name="__RefHeading___Toc1555_255420714"/></text:h>
      <text:p text:style-name="P40">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p>
      <text:p text:style-name="Standard">On this particular occasion, Billy and Holly were cleaning their room because their parents told them to do so. As they were picking up their toys, they each <text:soft-page-break/>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Standard">They looked at him in astonishment, as he said, “Congratulations, children. Because of your teamwork, you've won three wishes.”</text:p>
      <text:p text:style-name="Standard">“Yay!” exclaimed Billy and Holly.</text:p>
      <text:p text:style-name="Standard">“Holly, what should we wish for?”</text:p>
      <text:p text:style-name="Standard">“I don't know Billy. I want so many things I can't think of what I want the most!”</text:p>
      <text:p text:style-name="Standard">“I know!” shouted Billy. “Let's wish that mom and dad have to listen to us from now on. Let's wish they always have to do what we tell them.”</text:p>
      <text:p text:style-name="Standard">Holly replied excitedly, “That's a great idea, Billy!”</text:p>
      <text:p text:style-name="Standard"><text:soft-page-break/>The elf said, “I don't think that's a good wish, but I'm willing to grant it.” Instantly, enchantment music and flashing multi-colored lights flooded their bedroom.</text:p>
      <text:p text:style-name="Standard">The music and the lights quickly vanished, however, and the elf shrank back to his three-inch toy form. At that moment, the parents came into the room. “Why aren't all your toys picked up?” The father asked. </text:p>
      <text:p text:style-name="Standard">Billy answered, “We forgot, Father. Please forgive us.”</text:p>
      <text:p text:style-name="Standard">The father's expression became blank, and—without emotion—he replied, “I forgive you.”</text:p>
      <text:p text:style-name="Standard">The mother was confused at the father's demeanor. She suggested, “Richard, why don't you go run your errands now? I'll talk to the children.” As she spoke, the father's expression turned back to normal.</text:p>
      <text:p text:style-name="Standard">“Okay, Elizabeth. I'll be home in about two hours.” The father turned to leave and began walking out of the room.</text:p>
      <text:p text:style-name="Standard">Billy yelled, “Stop!”</text:p>
      <text:p text:style-name="Standard"><text:soft-page-break/>The father stopped, as if frozen in time. Billy and Holly looked at each other, mischievous grins carved on their faces. The mother said, “Richard, dear, is something the matter?”</text:p>
      <text:p text:style-name="Standard">“Nothing's the matter, Elizabeth. The children told me to stop, so I stopped.”</text:p>
      <text:p text:style-name="Standard">“But Richard, why are you obeying Billy and Holly? Is this some game you three invented without telling me? I don't think it's at all appropriate and—”</text:p>
      <text:p text:style-name="Standard">Holly interrupted, “Be quiet, Mother.”</text:p>
      <text:p text:style-name="Standard">The mother looked at them angrily, but said nothing.</text:p>
      <text:p text:style-name="Standard">“Mother, don't be angry with us.”</text:p>
      <text:p text:style-name="Standard">The mother smiled at Billy and Holly, and gave them a warm tender hug and kiss.</text:p>
      <text:p text:style-name="Standard">“Give us ice cream, Mother. Father, clean our room.” The parents did as they were told. The children were so happy they completely forgot about their remaining two <text:soft-page-break/>wishes.</text:p>
      <text:p text:style-name="Standard">From then on, the parents were absolutely obedient to every whim and desire of their children. Billy and Holly decided for themselves when and what they'd eat, what time they'd go to sleep, and when they could play.</text:p>
      <text:p text:style-name="Standard">The parents would still tuck the children into bed at night, and give them love and hugs and kisses. However, if Billy and Holly commanded them to do or not do something, they had no choice but to obey.</text:p>
      <text:p text:style-name="Standard">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Cinderella's glass slipper. She screamed at her parents, “Get out of here! I never want to see you again!”</text:p>
      <text:p text:style-name="Standard">The parents slowly turned around and walked out of the bedroom. They walked <text:soft-page-break/>downstairs. They walked to the front door. They opened the front door and walked out to the driveway. They entered their car and pulled out of the driveway.</text:p>
      <text:p text:style-name="Standard">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Standard">Billy and Holly both trudged back home. They laid down in bed, crying themselves to sleep. They had terrible nightmares. In the middle of the night they woke up <text:soft-page-break/>soaked in sweat and tears. They wanted to crawl into bed 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Standard">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text:soft-page-break/>out good food and love and hugs and kisses from their parents, they became ill. After several weeks they could barely get out of bed.</text:p>
      <text:p text:style-name="Standard">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Standard">She cried, “Oh magical elf, please help us!” Nothing happened. She crawled over to Billy and placed the toy in his hand. Suddenly, the magical elf reappeared. He looked down at the children with sadness in his eyes.</text:p>
      <text:p text:style-name="Standard">“I may be able to help you,” he said. “I hope your second wish is better than your first.”</text:p>
      <text:p text:style-name="Standard">“Oh... <text:s/>I wish that our parents were back <text:soft-page-break/>home.”</text:p>
      <text:p text:style-name="Standard">The elf replied, “That wish is granted.” Just then, Holly heard footsteps downstairs near the front door. “You have one wish left. I suggest you make it worthwhile.”</text:p>
      <text:p text:style-name="Standard">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flooded the bedroom. </text:p>
      <text:p text:style-name="Standard">Billy and Holly were instantly as they were <text:span text:style-name="T7">seven</text:span>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Standard">The father looked at them and said, “Why aren't all your toys picked up?”</text:p>
      <text:p text:style-name="Standard"><text:soft-page-break/>Billy replied, “We're sorry, Father. We were playing with this elf and forgot.”</text:p>
      <text:p text:style-name="Standard">The mother said, “It's okay. Finish cleaning your room and come down to eat in a half-hour. We're having steak, eggs, carrots, and Brussels sprouts. For dessert we'll have some ice cream.”</text:p>
      <text:p text:style-name="Standard">“Okay!”</text:p>
      <text:p text:style-name="Standard">The parents smiled at their children and turned to leave the room. Out of the corner of his eye, however, the father spotted the toy elf. He walked over and picked it up. He smiled at the children and said, “You won't be needing this anymore.”</text:p>
      <text:p text:style-name="Standard">He met with Elizabeth in the kitchen, handed her the elf and said, “Do you think the children learned anything?”</text:p>
      <text:p text:style-name="Standard">“I think so. Did you notice how they didn't talk back when I told them we're having Brussels sprouts with our dinner?”</text:p>
      <text:p text:style-name="Standard">“Ah, yes, of course. Well, I'm sure they'll never forget, just as we never forgot. How old were we when you found this elf?”</text:p>
      <text:p text:style-name="Standard"><text:soft-page-break/>“Five or six years old. I found it the day my family and I moved into the neighborhood next door to you and your family. You were arguing with them about doing dishes.”</text:p>
      <text:p text:style-name="Standard">“Yes, I recall that. We met the next day. <text:s/>I'll never forget playing with you and that elf, and making that ridiculous wish about having obedient parents.”</text:p>
      <text:p text:style-name="Standard">The children finished cleaning their room and came downstairs to join their parents at the dinner table.</text:p>
      <text:h text:style-name="P26" text:outline-level="1"><text:bookmark-start text:name="__RefHeading___Toc1557_255420714"/>James's Love<text:bookmark-end text:name="__RefHeading___Toc1557_255420714"/></text:h>
      <text:p text:style-name="Standard">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Standard">James had recently bought a new car. It was the best one he'd ever owned. It was comfortable, stylish, and very fuel efficient. It was reliable and got him to work on time every day. It carried him to meet his valued <text:soft-page-break/>friends, and visit his beloved family. James used the car every day and became very accustomed and attached to it. He relied on it to be there for him when needed. He loved the car, and sometimes even felt the car loved him.</text:p>
      <text:p text:style-name="Standard">On Thanksgiving, he drove to meet his family, planning to join them for the holiday. James greatly enjoyed spending time with his family. The saddest part was having to say goodbye, but he always left holding new memories to cherish when they were apart. James could easily recall all the love and joy he and his family had shared throughout their years together.</text:p>
      <text:p text:style-name="Standard">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Standard"><text:soft-page-break/>James looked over the room trying to find Joyce, his mother. “Where's mom?” James asked his father.</text:p>
      <text:p text:style-name="Standard">“She went to the grocery store to pick up a few things for dinner tomorrow. She should be back in an hour.”</text:p>
      <text:p text:style-name="Standard">Half of that hour passed quickly with laughter, conversation, and play-time with the children. Then James decided to walk to the corner store to buy chewing gum for himself, and a house plant for his mother. He reached the store in only a few minutes. After buying a 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Standard">As he neared his parents' driveway, he saw his mother's car parked behind his. He was glad she was home—he was anxious to see her and give her the lily.</text:p>
      <text:p text:style-name="Standard">His mood quickly changed when he <text:soft-page-break/>spotted the rear bumper on his car. It was scratched, pushed in an inch, and there was damage to the surrounding area. As he got closer, he noticed on his mother's car that her <text:span text:style-name="T5">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Standard">Many unpleasant thoughts went through James's mind, and undesirable emotions buried his love as they stabbed into his heart. He marched inside, then slammed the door. He looked into the living room and saw his mother on the couch crying. James's sister, Ruth, was sitting beside her, trying to comfort her. As Ruth's eyes met his, her expression silently demanded that he should let their mother know that everything was okay. Without acknowledgement, he stomped off into the kitchen and yanked a bottle of beer from the refrigerator. </text:p>
      <text:p text:style-name="Standard"><text:soft-page-break/>James's father followed him into the kitchen. Philip saw that his son's face was red with anger, and his body as tense and hard as a black diamond. He calmly poured himself some water, then spoke softly,“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Standard">James looked at his father in silence. It was obvious to Philip that his words had an effect—he noticed James had softened. After a few seconds, James set down his beer, of which 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text:soft-page-break/>she'd served him breakfast.</text:p>
      <text:p text:style-name="Standard">She accepted the juice. “I'm sorry,” Joyce said timidly.</text:p>
      <text:p text:style-name="Standard">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Standard">She set her orange juice on the coffee table, stood up and gave James a hug and kiss on the cheek. As they embraced each other, Joyce said happily, “It seems we'll have a new memory to treasure. Happy Thanksgiving, James. I love you, too.”</text:p>
      <text:h text:style-name="P26" text:outline-level="1"><text:bookmark-start text:name="__RefHeading___Toc1559_255420714"/>The <text:span text:style-name="T15">Ant</text:span> and the Cliff<text:bookmark-end text:name="__RefHeading___Toc1559_255420714"/></text:h>
      <text:p text:style-name="CSP_20_-_20_Chapter_20_Body_20_Text_20_-_20_First_20_Paragraph">On a dry, hot day, the sun shone brightly onto the top of a cliff. An ant looking for food wandered to the cliff’s edge. For several minutes, he peered down and considered jumping from it. He knew he might not survive the fall but was curious nevertheless. Finally, he decided against it and went home to his family. </text:p>
      <text:p text:style-name="CSP_20_-_20_Chapter_20_Body_20_Text">The following morning, the ant remembered his urge to jump from the cliff’s edge. He walked back to it and looked down for several minutes. Afterward, he went home to his family. </text:p>
      <text:p text:style-name="CSP_20_-_20_Chapter_20_Body_20_Text">Every day for three years the ant re<text:soft-page-break/>turned to the cliff. He fought back the impulse to jump each time he visited the cliff’s edge. And every day, he crawled back home to be with his family. During those three years, he forgot how to have fun, how to learn new activities, and how to have original ideas. </text:p>
      <text:p text:style-name="CSP_20_-_20_Chapter_20_Body_20_Text">One day as the ant was standing at the cliff’s edge, a hungry crow flew down and scooped him up with its mighty beak. Now, many years later, the ant’s family still misses him and doesn’t know where he is.</text:p>
      <text:h text:style-name="P26" text:outline-level="1"><text:bookmark-start text:name="__RefHeading___Toc1561_255420714"/>The Problematic 6000<text:bookmark-end text:name="__RefHeading___Toc1561_255420714"/></text:h>
      <text:p text:style-name="Standard">In the year 5999, humans had found solutions for almost every problem. It was a peaceful era in our future that was hated by all who enjoyed war. With no challenges, many actually believed life was too easy.</text:p>
      <text:p text:style-name="Standard">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Standard"><text:soft-page-break/>“Nathan, come here, I want you!” Professor Zinkerton shouted to his assistant, who was in an adjoining room. Nathan rushed to the Professor's aid.</text:p>
      <text:p text:style-name="Standard">“Is there something I can do for you, Professor?”</text:p>
      <text:p text:style-name="Standard">“I'd like some orange juice.”</text:p>
      <text:p text:style-name="Standard">“You don't pay me for that. Is there anything else you need done?”</text:p>
      <text:p text:style-name="Standard">Instead of answering, the Professor asked, “What is it you're working on?”</text:p>
      <text:p text:style-name="Standard">“I'm filing my taxes online.”</text:p>
      <text:p text:style-name="Standard">“Is filing taxes something you have a great desire to accomplish?”</text:p>
      <text:p text:style-name="Standard">“No, but I can't think of any good excuses to get out of it.”</text:p>
      <text:p text:style-name="Standard">“Think no further, my young and impressionable assistant. I have completed my life's work. I call it the <text:span text:style-name="T4">Problematic 6000</text:span>.”</text:p>
      <text:p text:style-name="Standard">“I must have missed the memo. I've been too busy doing grunt work to have <text:soft-page-break/>knowledge of your reality. What does it do?”</text:p>
      <text:p text:style-name="Standard">“It creates problems.”</text:p>
      <text:p text:style-name="Standard">“That's your life's work? It sounds like a really bad idea.”</text:p>
      <text:p text:style-name="Standard">“Not at all. It only creates problems when there's a desire for them. If one has an unpleasant task that needs to be done, this machine has the ability to create a valid excuse to avoid it. No longer must people be fated to provide weak or lame excuses.”</text:p>
      <text:p text:style-name="Standard">“It still seems like a bad idea, Professor.”</text:p>
      <text:p text:style-name="Standard">“You think in such three-dimensional terms, my loyal minion. I will show you.” Professor Zinkerton leaned over the machine, made some adjustments, then pressed a button marked <text:span text:style-name="T4">execute</text:span>. Suddenly, an explosion could be heard from the room that Nathan had been in working on his taxes. Nathan looked into the room and saw his computer had prematurely exploded.</text:p>
      <text:p text:style-name="Standard"><text:span text:style-name="T2">“</text:span><text:span text:style-name="Emphasis"><text:span text:style-name="T2">What the heck was that</text:span></text:span><text:span text:style-name="T2">?”</text:span></text:p>
      <text:p text:style-name="Standard"><text:soft-page-break/>The Professor replied, “Now you have an excuse not to do your taxes, my inquisitive companion.”</text:p>
      <text:p text:style-name="Standard">“No, I don't. I can just drive to the library to get the necessary forms.”</text:p>
      <text:p text:style-name="Standard">“Ah, yes, of course.” Zinkerton leaned over the Problematic 6000, then pressed the execute button. An explosion was heard from outside, and Nathan ran to check. He came back, madder than an irradiated spider. “My car's on fire!”</text:p>
      <text:p text:style-name="Standard">“You can thank me later.”</text:p>
      <text:p text:style-name="Standard">“Thank you? Why, right after I get my next twenty-eight paychecks in forty-eight months, I'll wrap that machine around your neck! I still don't have a good excuse for not filing my taxes. The library is only six blocks away. I'll <text:span text:style-name="T4">walk</text:span> there and get the forms.”</text:p>
      <text:p text:style-name="Standard">“You're correct, of course, my resourceful young apprentice. That isn't a problem at all. Allow me to make it one.”</text:p>
      <text:p text:style-name="Standard">Zinkerton again pressed the <text:span text:style-name="T4">execute</text:span> <text:soft-page-break/>button. Nothing happened.</text:p>
      <text:p text:style-name="Standard">“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Standard">Zinkerton gleefully said, “You see? Now you have a good, solid excuse not to file your taxes.”</text:p>
      <text:p text:style-name="Standard">“I have to use the bathroom.”</text:p>
      <text:p text:style-name="Standard">“Do you truly <text:span text:style-name="T4">want</text:span> to use the bathroom, or is it a task you'd rather put off?”</text:p>
      <text:p text:style-name="Standard">“I want, <text:span text:style-name="T4">I want</text:span>!”</text:p>
      <text:p text:style-name="Standard">“Very well.” Professor Zinkerton sighed and reluctantly pressed the off button on the machine.</text:p>
      <text:p text:style-name="Standard">After Nathan had returned from the bathroom, Professor Zinkerton explained more of the machine's features. “As you are already astutely aware, this machine <text:soft-page-break/>can create problems for anybody, not just the owner. It therefore can act as a <text:span text:style-name="T4">revenge</text:span> machine. I'm considering marketing a copy of the Problematic and calling its duplicate the Revenge-O-matic 6000.”</text:p>
      <text:p text:style-name="Standard">“What an original name.” Nathan acknowledged sarcastically. “I'm astonished at your creativity.”</text:p>
      <text:p text:style-name="Standard">“My mother always said I was gifted.” Zinkerton turned his head toward an adjoining room and yelled, “Mom, am I not gifted beyond your wildest dreams?”</text:p>
      <text:p text:style-name="Standard">A woman's voice answered back, “Yes. You're my special little boy!”</text:p>
      <text:p text:style-name="Standard">“I thought your mom was going to move out.”</text:p>
      <text:p text:style-name="Standard">“I'm her only child. She says she prefers to keep me near to her heart.”</text:p>
      <text:p text:style-name="Standard">“I don't think it's healthy.”</text:p>
      <text:p text:style-name="Standard">“Hmmm... my sister said the same thing once.”</text:p>
      <text:p text:style-name="Standard">“You just said that you were an only <text:soft-page-break/>child.”</text:p>
      <text:p text:style-name="Standard">“I'm my mother's favorite.”</text:p>
      <text:p text:style-name="Standard">“That's not the same thing.”</text:p>
      <text:p text:style-name="Standard">“It doesn't really matter. Now pay close attention as I teach you how this machine works. You may one day be as brilliant as I.”</text:p>
      <text:p text:style-name="Standard">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Standard">“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Standard">“The chip decides on the best solution, <text:soft-page-break/>then makes it a reality. It can get tricky though, because the chip that determines the method of delivery is one-of-a-kind. If it fails before I manufacture another, we are all doomed.”</text:p>
      <text:p text:style-name="Standard">“Doomed?”</text:p>
      <text:p text:style-name="Standard">“Yes... doomed.”</text:p>
      <text:p text:style-name="Standard">“What do you mean <text:span text:style-name="T4">doomed</text:span>?”</text:p>
      <text:p text:style-name="Standard">“I often believe it is preferable not to worry about your final fate until the time comes.”</text:p>
      <text:p text:style-name="Standard">“What does <text:span text:style-name="T4">that</text:span> mean?”</text:p>
      <text:p text:style-name="Standard">“Doom is doom. How much more clear can I make it?”</text:p>
      <text:p text:style-name="Standard">“Do you mean the complete annihilation of the universe?”</text:p>
      <text:p text:style-name="Standard">“No... only the left side.”</text:p>
      <text:p text:style-name="Standard">“<text:span text:style-name="T4">The left side</text:span>?”</text:p>
      <text:p text:style-name="Standard">Professor Zinkerton's cheeks turned red. “This line of questioning makes me uncomfortable. Shall I continue teaching you <text:soft-page-break/>about this machine?”</text:p>
      <text:p text:style-name="Standard">“No.” Nathan insisted, “I think first you should manufacture a backup chip to prevent our complete and utter destruction. Protecting the left side of the universe recently jumped to the top of my priority list. Are we, by any chance, in the left side, or are we in the right side?”</text:p>
      <text:p text:style-name="Standard">“By chance, yes, we occupy that certain space to which you are addressing a concern regarding your ultimate fate.”</text:p>
      <text:p text:style-name="Standard">Nathan sighed, then suggested, “How about if I help you make that backup chip now?”</text:p>
      <text:p text:style-name="Standard">“The materials are on back-order. They'll arrive... hopefully <text:span text:style-name="T4">before</text:span> we meet our doom.” Professor Zinkerton laughed heartily, feeling brilliant, and very amused at his own joke.</text:p>
      <text:p text:style-name="Standard">Nathan sighed again. “Okay, Professor. Teach me of your wonderful machine.”</text:p>
      <text:p text:style-name="Standard">“This button sets the target individual. Normally you'd keep it on yourself, espe<text:soft-page-break/>cially if you need an excuse quickly. For example, if you were having an argument with someone, if you were pulled over for speeding—”</text:p>
      <text:p text:style-name="Standard">“I get the idea.”</text:p>
      <text:p text:style-name="Standard">“This is the setting I used...” He reversed the polarity of an important-looking switch. “Now, it can be directed toward someone else. Hence my idea of the highly marketable Revenge-O-matic 6000. You will finally get a pay-raise after the profits are well-reaped.”</text:p>
      <text:p text:style-name="Standard">“How much of a pay-raise?”</text:p>
      <text:p text:style-name="Standard">“There will be more on that subject later. First, let me tell you about my new invention.”</text:p>
      <text:p text:style-name="Standard">“I thought that's what we were doing.”</text:p>
      <text:p text:style-name="Standard">“The Blameter 6000 is an accessory, sold separately, and in effect, priced separately.”</text:p>
      <text:p text:style-name="Standard">“Okay, I'll bite. What does the Blameter do?”</text:p>
      <text:p text:style-name="Standard"><text:soft-page-break/>“It allows the user, or customer, to blame his or her problems on someone else.”</text:p>
      <text:p text:style-name="Standard">“Is there a demand for that?”</text:p>
      <text:p text:style-name="Standard">“Demand will be created after Revenge-O-matics are in wide-spread use. The Blameter is a simple Revenge-O-matic detector. For example, if a friend, work colleague, or someone you love is accusing you of creating 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Standard">The Professor resumed speaking, but Nathan stopped listening, and had no feelings of guilt while completely ignoring <text:soft-page-break/>Zinkerton. Nathan didn't want to distract him from his soliloquy.</text:p>
      <text:p text:style-name="Standard">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Standard">With the Professor's attention diverted by what the Professor was saying to himself, Nathan quietly and quickly pressed the button marked <text:span text:style-name="T4">erase from existence</text:span>.</text:p>
      <text:p text:style-name="Standard">“So Professor, what would happen if I pressed the execute button.”</text:p>
      <text:p text:style-name="Standard">The Professor stopped talking to himself, and replied to Nathan. “Nothing. The machine is still powered off.” Zinkerton turned the machine back on.</text:p>
      <text:p text:style-name="Standard">Nathan asked, “Now what would happen if I pressed the execute button?”</text:p>
      <text:p text:style-name="Standard">“Since I'm the person standing closest to you, my brain would be slightly disrupted <text:soft-page-break/>and my fine motor control would lose its establishment.”</text:p>
      <text:p text:style-name="Standard">Zinkerton turned that feature off because he feared it. He turned on the feature marked <text:span text:style-name="T4">a rabid dog ate my homework, really it did</text:span>.</text:p>
      <text:p text:style-name="Standard">“Now it's safe. The only problem that will develop for me is that a rabid dog will eat my homework, of which I don't have any.”</text:p>
      <text:p text:style-name="Standard">Nathan smiled evilly at the Professor. “Zinkerton, you owe me a new computer, a new car, and possibly surgery to repair any unforeseen problems with my brain due to having its cells and fine motor control disrupted.”</text:p>
      <text:p text:style-name="Standard">“With the money we make from this machine... I mean the two machines, I'll be able to compensate you to the best of my satisfaction.”</text:p>
      <text:p text:style-name="Standard">“What's that mean?”</text:p>
      <text:p text:style-name="Standard">Professor Zinkerton waved his hand in front of Nathan's face as he said, “You serve me well, and you'll be rewarded.”</text:p>
      <text:p text:style-name="Standard"><text:soft-page-break/>“Jedi mind tricks only work in the movies. Could you be more definite, Professor?”</text:p>
      <text:p text:style-name="Standard">“I am your father.”</text:p>
      <text:p text:style-name="Standard">“No, you're not. Do you plan on reimbursing me for the damage to my computer, my car, and my brain.”</text:p>
      <text:p text:style-name="Standard"><text:span text:style-name="T2">“Why do you care so much about your brain? You should try meditation. Try letting go of attachment and accepting what is </text:span><text:span text:style-name="Emphasis"><text:span text:style-name="T2">now</text:span></text:span><text:span text:style-name="T2">.”</text:span></text:p>
      <text:p text:style-name="Standard">“Okay, Professor. That sounds fair. But before I accept the now, I have a button to press.”</text:p>
      <text:p text:style-name="Standard">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text:soft-page-break/>ing himself from being erased from existence. That last act doomed them both, leaving many alien races to wonder what had happened to the left side of the universe.</text:p>
      <text:h text:style-name="P44" text:outline-level="1">The Pebble</text:h>
      <text:p text:style-name="CSP_20_-_20_Chapter_20_Body_20_Text_20_-_20_First_20_Paragraph">The sky is crystal-blue. It invites hundreds of puffy white clouds to join it. An ocean, vast and silent, rests below.</text:p>
      <text:p text:style-name="CSP_20_-_20_Chapter_20_Body_20_Text">One of the clouds suddenly shudders, and from it a pebble slowly emerges. It’s no bigger than the head of a minnow. It’s round, dark-gray, smooth, but has a few parts on it that are flat.</text:p>
      <text:p text:style-name="CSP_20_-_20_Chapter_20_Body_20_Text">Looking up several miles into the sky, the pebble can be seen leaving the cloud, falling toward the ocean.</text:p>
      <text:p text:style-name="CSP_20_-_20_Chapter_20_Body_20_Text">A soft wind carries it sideways a short distance, but then abandons it.</text:p>
      <text:p text:style-name="P45">The pebble touches the top of the ocean, <text:soft-page-break/>and a few ripples fluidly appear before the pebble vanishes beneath the surface.</text:p>
      <text:p text:style-name="P45">Under the surface, the pebble reappears, still falling, but slowed down as the water cushions it and allows it to pass. The pebble falls slowly several feet and then is taken gently by a current. The pebble offers no resistance and enjoys the underwater dance.</text:p>
      <text:p text:style-name="CSP_20_-_20_Chapter_20_Body_20_Text">The pebble now sinks diagonally as the current tries to keep hold. After several hours, it falls out of the currents touch, and begins its long descent to the ocean floor.</text:p>
      <text:p text:style-name="CSP_20_-_20_Chapter_20_Body_20_Text">Later, now only a few feet above the floor the pebble can be seen, ready to rest upon the the sand, in an underground garden filled with waving plants. They greet the pebble as it approaches. Finally it settles onto the bed of sand, causing several grains to rise up, float and swirl around the pebble.</text:p>
      <text:p text:style-name="CSP_20_-_20_Chapter_20_Body_20_Text">Five grains of sand settle on the pebble, the remaining grains float down and rest near the flowers in the garden.</text:p>
      <text:h text:style-name="P26" text:outline-level="1"><text:bookmark-start text:name="__RefHeading___Toc1563_255420714"/>The Camel in the Desert<text:bookmark-end text:name="__RefHeading___Toc1563_255420714"/></text:h>
      <text:p text:style-name="CSP_20_-_20_Chapter_20_Body_20_Text_20_-_20_First_20_Paragraph">It was many years ago, on a planet in the Andromeda system, in a desert that spanned thousands of miles, when a furry brown camel walked near a narrow stream of water. He excitedly lowered his head to drink. Sadly, by the time his lips almost touched the water, it evaporated. He began walking again to find more. He’d hoped to find a lake, but even a small river would make him happy.</text:p>
      <text:p text:style-name="CSP_20_-_20_Chapter_20_Body_20_Text">Being thirsty made him sad, but he was also sad because he was the only camel remaining on that planet. His other camel friends had died; most from old age, some <text:soft-page-break/>from physical disease, and two from suicide. Regrettably, he hadn’t been able to say goodbye to all of them. </text:p>
      <text:p text:style-name="CSP_20_-_20_Chapter_20_Body_20_Text">He walked along further. In the distance, he saw a scaly gray lizard that wasn’t moving. The camel approached him slowly and asked, “Mr. Lizard, why aren’t you moving?” </text:p>
      <text:p text:style-name="CSP_20_-_20_Chapter_20_Body_20_Text">The lizard replied, “Oh, Mr. Camel, I’m so thirsty I can barely move my legs even a little. I’m conserving my energy until it rains.” </text:p>
      <text:p text:style-name="CSP_20_-_20_Chapter_20_Body_20_Text">“But that may not be for months! You’d probably die before it rains. Let me help; I have water stored in my hump. I’ll give you some.” The camel spit on the lizard’s back, and onto the ground in front of him. He drank and soon felt much better. </text:p>
      <text:p text:style-name="CSP_20_-_20_Chapter_20_Body_20_Text">“Now climb onto my back. You can rest until I find a small river, or hopefully, a large lake.” </text:p>
      <text:p text:style-name="CSP_20_-_20_Chapter_20_Body_20_Text">“Thank you, <text:span text:style-name="T4">thank you</text:span>, Mr. Camel!” The lizard slowly crawled onto the camel’s foot, up his leg, around his stomach until he was resting comfortably upon the camel’s back. </text:p>
      <text:p text:style-name="CSP_20_-_20_Chapter_20_Body_20_Text">They traveled many miles. Several weeks later, they spotted a woodpecker <text:soft-page-break/>with black and white wings and a tan belly. She was very thirsty. After exchanging routine social pleasantries, the camel gave her some water, just as he had done for the lizard. He then invited her to perch on his tail while he continued his search for water. </text:p>
      <text:p text:style-name="CSP_20_-_20_Chapter_20_Body_20_Text">Finally, they saw a small patch of grass, and beyond the grass, some green bushes. Beyond them was a large lake. The three travelers—after going through such a life-threatening ordeal—were now good friends. They each drank from the lake and ate berries from the bush. </text:p>
      <text:p text:style-name="CSP_20_-_20_Chapter_20_Body_20_Text">After their meal, they spent a few hours scavenging the area to gather materials needed to build a rudimentary shelter. </text:p>
      <text:p text:style-name="CSP_20_-_20_Chapter_20_Body_20_Text">It rained later that evening, and they knew they’d chosen a fine spot in which to stay. Soon, other creatures wandering through the desert found their little settlement. They expanded it over time, and after a few years it became a well-populated city. Rain fell regularly, ensuring none of its citizens ever died of thirst. It became a tourist attraction to some space-faring camels that <text:soft-page-break/>landed there by accident when their ship ran out of ion particles (a fuel that could be engineered using water and leaves from berry-bushes).</text:p>
      <text:h text:style-name="P26" text:outline-level="1"><text:bookmark-start text:name="__RefHeading___Toc1565_255420714"/>The Magic Brain<text:bookmark-end text:name="__RefHeading___Toc1565_255420714"/></text:h>
      <text:p text:style-name="Standard">Once upon a time, in a universe far from our own, people who weren't familiar with dragons, princesses, fairies, and evil stepmothers roamed the planet <text:span text:style-name="T4">Aurelius</text:span>. The citizens of Aurelius never encountered cosmic beings who granted wishes, children were never relentlessly pursued by hunters dispatched by evil stepmothers, and all princesses had haircuts of a practical and appropriate length.</text:p>
      <text:p text:style-name="Standard">On a bright, comfortably warm day, an Aurelian known as Ralph sat near a mountain watching an extremely large rock. The rock was motionless upon the ground. <text:soft-page-break/>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Standard">Suddenly a fairy appeared from a gentle wind blowing nearby. Most would think it impossible, but she wasn't merely an <text:span text:style-name="T4">imaginary</text:span> fairy. She wasn't a fairy one might read about in false stories—she was a <text:span text:style-name="T4">real</text:span> fairy, with wings on her back and wearing a smart, well-woven, ankle-length dress wrapped around her pleasantly plump figure.</text:p>
      <text:p text:style-name="Standard">Ralph had never before seen a fairy, not even in his imagination. And to Ralph's good fortune, she was a <text:span text:style-name="T4">good</text:span> fairy.</text:p>
      <text:p text:style-name="Standard">“Hello", he said pleasantly. “My name is Ralph.”</text:p>
      <text:p text:style-name="Standard">“Greetings. My name is Genderina. I am <text:soft-page-break/>a good fairy. Consider yourself fortunate.”</text:p>
      <text:p text:style-name="Standard">“Okay. Would you like to sit and watch this interesting rock with me?”</text:p>
      <text:p text:style-name="Standard">“No, thank you. But I would like to grant you two wishes.”</text:p>
      <text:p text:style-name="Standard">“That would be nice,” Ralph acknowledged. "Which wishes would you like to grant me?”</text:p>
      <text:p text:style-name="Standard">Laughing, Genderina replied, “I see you're not quite in tune with how this works. Whatever you would like, no matter how impossible or improbable, I will give to you.”</text:p>
      <text:p text:style-name="Standard">“Okay. I've never wished for anything before. But I would like to wish for a magic brain. I would like a brain that never makes a mistake.”</text:p>
      <text:p text:style-name="Standard">“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Standard"><text:soft-page-break/>Ralph noticed the difference immediately. His thoughts were completely changed. He thanked Genderina and asked, “How may I contact you when I would like to fill my other wish?”</text:p>
      <text:p text:style-name="Standard">“Simply call out my name three times and winds will carry your voice to me.” She then leapt upon a passing breeze and disappeared.</text:p>
      <text:p text:style-name="Standard">Ralph sat down to continue watching the extremely interesting large rock. But all he saw was a sandy brown rock. Its surface was smooth, but also contained some sharp edges. He decided the rock had no special features anymore, stood up, and departed for home.</text:p>
      <text:p text:style-name="Standard">When he arrived home, his wife and two children greeted him with happiness in their eyes and smiles on their faces.</text:p>
      <text:p text:style-name="Standard">“Hello, Cutesy. Hello, children.”</text:p>
      <text:p text:style-name="Standard">“Good evening, Father,” the children replied.</text:p>
      <text:p text:style-name="Standard">“Welcome home, Ralph.” his wife said, <text:soft-page-break/>giving him a kiss on the cheek.</text:p>
      <text:p text:style-name="Standard">“Why kiss me on the cheek? You've kissed me there many times already.”</text:p>
      <text:p text:style-name="Standard">His wife, surprised and puzzled, replied, “I just felt like kissing you.”</text:p>
      <text:p text:style-name="Standard">He agreed it was okay for her to kiss him if she felt like it, and kissed her back.</text:p>
      <text:p text:style-name="Standard">They all sat down to eat. While they were waiting for the food to be served, the children begged, “Please tell us a story, Father!”</text:p>
      <text:p text:style-name="Standard">“All right. Give me a second to think of one.”</text:p>
      <text:p text:style-name="Standard">He tried to remember a story he heard once, but failed. He then attempted to invent one, but he was unable to do that as well.</text:p>
      <text:p text:style-name="Standard">Cutesy asked, “What's wrong, Ralph? You seem different somehow. And you always can think of stories to tell. Did something bad happen to you today?”</text:p>
      <text:p text:style-name="Standard">“Oh, no!” Ralph replied. "On the con<text:soft-page-break/>trary; I was sitting watching my favorite rock and was approached by a good fairy named Genderina. She told me I could have two wishes. Anything I wanted. So I wished for a magic brain; and so she granted me my wish to have a brain that made no mistakes.”</text:p>
      <text:p text:style-name="Standard">The children laughed, “Father, that is a good story!”</text:p>
      <text:p text:style-name="Standard">Cutesy, however, was not amused. “Ralph, this sounds impossible, but the way you're acting I can't help but think you're telling me something true.”</text:p>
      <text:p text:style-name="Standard">“Yes, it is true.”</text:p>
      <text:p text:style-name="Standard">“Ralph, tell me a joke,” his wife commanded sternly.</text:p>
      <text:p text:style-name="Standard">Ralph attempted to think of a joke but try as hard as he might, he was unable to think of one. He was confused, “I don't understand. My brain should be working better than before. It can't make mistakes. Perhaps Genderina was really an <text:span text:style-name="T4">evil</text:span> fairy and lied to me.”</text:p>
      <text:p text:style-name="Standard"><text:soft-page-break/>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P30">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Standard">Genderina appeared and said, “Ralph, have you decided on a second wish?” The children stared in amazement. Neither of them had ever before seen a fairy. But Cutesy stared with anger at this magical fairy who stole her husband's brain.</text:p>
      <text:p text:style-name="Standard"><text:soft-page-break/>“Yes, Genderina. I've decided my brain was better before I made the first wish. Please, I wish my brain worked as it did before I met you.”</text:p>
      <text:p text:style-name="Standard">Genderina understood and granted his wish. Colors flew in from outside, through the windows and fell back into Ralph's nose, ears and mouth.</text:p>
      <text:p text:style-name="Standard">Immediately afterward, Cutesy could tell that Ralph was again himself. She forgave Genderina and invited her to dine with them. And they all lived incorrectly ever after.</text:p>
      <text:h text:style-name="P26" text:outline-level="1"><text:bookmark-start text:name="__RefHeading___Toc1567_255420714"/>The Prisoner<text:bookmark-end text:name="__RefHeading___Toc1567_255420714"/></text:h>
      <text:p text:style-name="Standard">Look into the sky and you may see the Moon. If you look past it you'll see a bright star. Look past that star and open up your imagination. You'll see a solar system. Within that solar system you'll see a moon. Stand upon that moon and you'll see a small world. </text:p>
      <text:p text:style-name="Standard"><text:s/>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Standard"><text:soft-page-break/>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Standard">The prisoner was frightened but because he was so very bored much of the time, decided to keep watching the light to see what it would do next. The stone behind the light slid slowly out of the wall. It fell to the ground. It began to grow small arms and legs and a head. A small mouth formed on the head.</text:p>
      <text:p text:style-name="Standard">The mouth spoke, “Greetings, Inmate!”</text:p>
      <text:p text:style-name="Standard">“Uh... hello. What... who are you?”</text:p>
      <text:p text:style-name="Standard">“I'm a stone fairy.”</text:p>
      <text:p text:style-name="Standard">“Uh huh... okay. Are you a good stone fairy or an evil stone fairy?”</text:p>
      <text:p text:style-name="Standard">“That depends on you. I'm here to grant you one wish.”</text:p>
      <text:p text:style-name="Standard"><text:soft-page-break/>For the prisoner, deciding on a wish was quite easy.</text:p>
      <text:p text:style-name="Standard">“I wish I were free from this prison.”</text:p>
      <text:p text:style-name="Standard">The stone fairy took a great breath and blew out small pebbles and dust, which filled the prison cell, swirled around the prisoner, and he disappeared.</text:p>
      <text:p text:style-name="Standard">The prisoner was now upon the surface, where light could move about freely and the air was 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Standard">The stone fairy suddenly reappeared.</text:p>
      <text:p text:style-name="Standard">“Good stone fairy, I made <text:span text:style-name="T5">one</text:span> wish, yet you have granted me <text:span text:style-name="T5">two</text:span>!”</text:p>
      <text:p text:style-name="Standard">“No, prisoner. I have only granted one wish. Because breaking you out of prison would have been illegal, I have sent you back into the past, to the point in time be<text:soft-page-break/>fore you committed your acts of discourtesy and aggression against your neighbors.”</text:p>
      <text:p text:style-name="Standard">“Thank you, good fairy!” Then the fairy disappeared.</text:p>
      <text:p text:style-name="Standard">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Standard">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p text:style-name="P28"/>
      <text:h text:style-name="P26" text:outline-level="1"><text:bookmark-start text:name="__RefHeading___Toc1569_255420714"/>The Blind Man and His Neighbors<text:bookmark-end text:name="__RefHeading___Toc1569_255420714"/></text:h>
      <text:p text:style-name="Standard">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Standard">There were citizens in a neighboring town, however, for whom the man held no <text:soft-page-break/>good feelings. They had a bad reputation and dressed strangely, and spoke oddly. Outwardly he wasn't mean or disrespectful to them; but he avoided and ignored them, and tried pretending they didn't exist.</text:p>
      <text:p text:style-name="Standard">One day the man was in the forest chopping wood to heat his home, and provide his good wife with fuel for cooking. As he chopped, small wood chips suddenly flew into his eyes. They penetrated deeply and swiftly. He screamed with agony. His wife came 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Standard">He had no extra money with which to pay for his treatment. Because he was a <text:soft-page-break/>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Standard">By how they spoke and acted, he knew they were the people with whom he was familiar. He was certain their eyes were the same shape as his, and he was positive their skin was the same color as his own. The man was also sure they weren't too short or too tall.</text:p>
      <text:p text:style-name="Standard">A doctor came into the room where the man was recovering. He said, “Your eyes had quite a shock but they'll be fine. In time, you'll see just as well as before—maybe even better.”</text:p>
      <text:p text:style-name="Standard">“That's great news, Doctor. You've done such a good job, and seem very competent and well-educated. You are certainly one of God's creatures.”</text:p>
      <text:p text:style-name="Standard">“Thank you, sir,” the doctor pleasantly <text:soft-page-break/>acknowledged.</text:p>
      <text:p text:style-name="Standard">“And the nurses here are very good, too. They seem well-trained and able to communicate with the patients quite well. They're very compassionate and understanding. They must have been raised in good and decent families.”</text:p>
      <text:p text:style-name="Standard">The doctor smiled and said, “I'll pass along your high praises to them. I have to visit some other patients now. Rest easy and may God bless you and your family.”</text:p>
      <text:p text:style-name="Standard">“And you as well, Doctor.”</text:p>
      <text:p text:style-name="Standard">The doctor left, and the man's family entered. They were overjoyed to hear that his sight would return. They visited everyday and brought fresh food from their garden to give to the hospital staff.</text:p>
      <text:p text:style-name="Standard">Several months passed and finally the man's bandages could be removed. The doctor was in the room and also a nurse, ready to assist. Another person was cleaning the room, making sure that patients didn't get infections and always had clean <text:soft-page-break/>sheets and a clean bathroom to use. The family was waiting outside.</text:p>
      <text:p text:style-name="Standard">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Standard">The man quickly realized that his wife—in her panic—had taken him to the hospital in the strange town because it was the closest. He was grateful, 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text:soft-page-break/>see people for whom they truly were.</text:p>
      <text:p text:style-name="P28"/>
      <text:h text:style-name="P26" text:outline-level="1"><text:bookmark-start text:name="__RefHeading___Toc1571_255420714"/>William and Mary<text:bookmark-end text:name="__RefHeading___Toc1571_255420714"/></text:h>
      <text:p text:style-name="Standard">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Standard">He missed the company of people his own age, men and women who understood each other, and grew up in the same era, who enjoyed the same music, and were fans of the same movie stars. His feelings of isolation and loneliness persisted for the <text:soft-page-break/>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Standard">William walked for about ten minutes but didn't see his neighbors, so decided he'd walk to the old, rusty iron bench set up for pedestrians, set off from the road several feet. After a few minutes, he could see the corner of the bench—the rest was blocked by a large oak tree. As he walked around the tree, he saw a woman sitting on the bench. He'd never seen her before, which surprised him because he'd lived in the area for forty years.</text:p>
      <text:p text:style-name="Standard">William greeted her. “Good afternoon, Ma'am.”</text:p>
      <text:p text:style-name="Standard">“Good afternoon.” She looked in front of her from left to right, then back at William. <text:soft-page-break/>“It's such a beautiful day.”</text:p>
      <text:p text:style-name="Standard">“It sure is. My name's William. I don't recall meeting you before.”</text:p>
      <text:p text:style-name="Standard">“I'm called Mary. I moved into the city a few months ago. I was feeling a bit crowded so I thought I'd go for a walk. It's nice to meet you, William.”</text:p>
      <text:p text:style-name="Standard">“Same here.” He sat down next to Mary, a respectable twelve inches between them.</text:p>
      <text:p text:style-name="Standard">They made some more small-talk and realized they had several things in common: as children they saw the same movies, they listened to the same music, they voted for the same presidents, and they each enjoyed treats made of chocolate. Before they parted, they made plans to meet there the next day. Then every day for seven days, they again made plans to meet. On the eight day, William suggested, “Mary, I enjoy your company very much. I'd like to invite you to come stay with me for a couple weeks?” He gently took her hand in his.</text:p>
      <text:p text:style-name="Standard"><text:soft-page-break/>Before answering, she coughed into her free hand. “I think that's a wonderful idea. I'll bring a small suitcase with some clothes and other odds-and-ends tomorrow. That should be all I need.”</text:p>
      <text:p text:style-name="Standard">“That cough doesn't sound good. Are you okay?”</text:p>
      <text:p text:style-name="Standard">“Yes, I'm fine.” Mary answered nonchalantly. “Just a little cold I think.” They hugged each other and then parted.</text:p>
      <text:p text:style-name="Standard">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house, he said, “This is where you'll be sleeping. My room is right next door. Does it look like you'll be comfortable here?”</text:p>
      <text:p text:style-name="Standard">“Oh, yes,” she replied. She looked at the two paintings on the wall, and the light blue curtains over the window, and pictures of <text:soft-page-break/>his family on a bookcase. “It's beautiful, and the bed is the same kind as the one have it at home. I'm sure I'll be just fine.”</text:p>
      <text:p text:style-name="Standard">They had dinner together that evening. Afterward, they played cards, talked, and watched television. Around ten they both became tired and went to their rooms for a good night's sleep.</text:p>
      <text:p text:style-name="Standard">The next two weeks were a very happy time for them. Besides simply enjoying each others' company, they helped each other equally. Mary fixed nutritious meals for William, dusted the glass on his pictures hung on the wall, and folded his laundry. William read the newspaper to Mary (she had poor eyesight), taught her how to unclog a stuck drain, and showed her the best way to pound a nail in the wall.</text:p>
      <text:p text:style-name="Standard">The two weeks came to and end. Mary woke up feeling short of breath. She knocked on William's door. He got up to open it. He looked in her eyes, heard her breath, and knew she was ill. “What's wrong?”</text:p>
      <text:p text:style-name="Standard"><text:soft-page-break/>“I'm just a little short of breath, and feeling a little dizzy. Would it be okay if I stayed here another day or two?”</text:p>
      <text:p text:style-name="Standard">“Of course. Why don't you lie back down and I'll bring you some orange juice.”</text:p>
      <text:p text:style-name="Standard">“Okay. Thank you, William.” He lightly stroked her hair as she went back into her room. He came back with the orange juice. “I'm just not thirsty right now. Why don't you set it down over on the end table. I promise I'll drink it soon.”</text:p>
      <text:p text:style-name="Standard">He set the orange juice down and left the room when he saw she had nodded back off to sleep.</text:p>
      <text:p text:style-name="Standard">Later on that morning, William suddenly felt a bit tired and weak himself. He planned on taking a nap but first went<text:span text:style-name="T6"> into Mary's room to check on her. He saw she hadn't yet touched her juice. He pulled a chair over to her bed and sat down.</text:span></text:p>
      <text:p text:style-name="Standard">Mary slowly opened her eyes and saw William sitting nearby, looking like he was about to fall asleep. “William, come lie next <text:soft-page-break/>to me, and hold me.” William slowly rose from his chair and lay next to Mary. He felt weaker and also very tired. Before he fell asleep, his happiness at being with Mary caused a great smile to form on his face. Mary, with her friend's arms around <text:s/>her, felt very relaxed and happy, and she too grew a broad smile before falling gently asleep.</text:p>
      <text:p text:style-name="Standard">≈ ≈ ≈</text:p>
      <text:p text:style-name="Standard">The next day, a police car drove into William's driveway. Two officers were inside.</text:p>
      <text:p text:style-name="Standard">“Stop here, Bart.” Bart parked pressed the brakes and the car came to complete stop. He put the gear shift lever into the “park” position. “Steve, you sure this is the right address.”</text:p>
      <text:p text:style-name="Standard">Steve checked his notebook, and compared it to the number on the front of the house. “Yeah, this is it.”</text:p>
      <text:p text:style-name="Standard">Bart inquired, “Who called it in?”</text:p>
      <text:p text:style-name="Standard">“James Middleton, his son. He reported <text:soft-page-break/>that him and his kids came to the house this morning to visit, but found his father lying on the bed. He checked for a pulse but couldn't find one. He rushed the kids out before they saw anything, drove to a restaurant in the city, and called it in. He assumed it was heart failure combined with old age.”</text:p>
      <text:p text:style-name="Standard">Bart sighed sadly, “Okay. Let's go.” They left the vehicle running and walked up the steps to the front door. Steve knocked once, and waited fifteen seconds before trying the doorbell. Steve looked at Bart, who nodded, then he opened the door. They walked inside and looked into each room. Finally, they found William lying on the bed, a glass of orange juice half-full on a nearby end table. Steve <text:s/>sat in a chair and checked William for a pulse, then checked his pupils, which failed to contract. “He's dead.”</text:p>
      <text:p text:style-name="Standard">“Hmmm... no apparent cause, but the coroner can determine that.”</text:p>
      <text:p text:style-name="Standard">“Yeah. Busy day for Stan. He's got that <text:soft-page-break/>other one too.”</text:p>
      <text:p text:style-name="Standard">“Usually they don't have a smile on their face. I wonder what he was thinking about when he died.”</text:p>
      <text:p text:style-name="Standard">“I dunno. Just like that one I found this morning.”</text:p>
      <text:p text:style-name="Standard">“Two in one day. I hope I have a smile on my face when I go.”</text:p>
      <text:p text:style-name="Standard">“I don't like to think about it. That gal me and Roger found this morning at her home on Fifth and Main... Mary was her name... she was lying in bed with a big smile on her face, too. On the coffee table in her living was a suitcase that was open and half-packed... but she had that big smile on her face, just like this guy here. I hope wherever she was going she called ahead.”</text:p>
      <text:p text:style-name="Standard">“That's not funny.”</text:p>
      <text:p text:style-name="Standard">“Wasn't meant to be.”</text:p>
      <text:p text:style-name="Standard">The two officers called for an ambulance and William's body was soon taken away to its final resting place, his spirit departing <text:soft-page-break/>the Earth for its new home.</text:p>
      <text:p text:style-name="P8"/>
      <text:h text:style-name="P26" text:outline-level="1"><text:bookmark-start text:name="__RefHeading___Toc1573_255420714"/>Mount Solation<text:bookmark-end text:name="__RefHeading___Toc1573_255420714"/></text:h>
      <text:p text:style-name="Standard">Once upon a time there was a mountain. Upon that mountain stood a man who was almost completely alone. The clouds swarming above were his companions.</text:p>
      <text:p text:style-name="Standard"><text:s/>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Standard"><text:soft-page-break/>After 5,000 years had passed, he had the idea to give names to the grains of sand and dirt he saw on the mountain. After 25,000 years, this began to tire the man. He decided to quit naming all the grains of sand and dirt. </text:p>
      <text:p text:style-name="Standard">After 10,000 years of not giving names to anything, he again fell victim to boredom. The man decided to name the mountain upon which he was standing. He thought about what name to call the mountain for 20,000 years. The man finally decided to call it "Mount Solation." He was very satisfied with the name and decided to go to sleep. He was extremely tired, and slept for 5000 years.</text:p>
      <text:p text:style-name="Standard">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Standard">"What's your name?"</text:p>
      <text:p text:style-name="Standard"><text:soft-page-break/>The man looked disappointed. "I forgot to give myself a name. I am the man."</text:p>
      <text:p text:style-name="Standard">"There are many men", she laughed and smiled pleasantly. "Everyone has a name. You must have one too."</text:p>
      <text:p text:style-name="Standard">The man replied, "You say everyone has a name, then I agree that I must have one too. Unfortunately, if I ever had a name, I have forgotten it. What is your name?"</text:p>
      <text:p text:style-name="Standard">"Theresa", the woman replied.</text:p>
      <text:p text:style-name="Standard">"May I have it?"</text:p>
      <text:p text:style-name="Standard">"Have what?" Theresa inquired.</text:p>
      <text:p text:style-name="Standard">"Your name", the man answered.</text:p>
      <text:p text:style-name="Standard">Theresa laughed and smiled pleasantly. "But if I give you my name, then I won't have one."</text:p>
      <text:p text:style-name="Standard">"I understand. Perhaps I will give myself a name. I have named many clouds, raindrops, grains of sand and dirt, and also this mountain. Giving a name to myself should be very simple."</text:p>
      <text:p text:style-name="Standard"><text:soft-page-break/>"One should hope so", Theresa laughed and smiled pleasantly.</text:p>
      <text:p text:style-name="Standard">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p>
      <text:p text:style-name="Standard">At the end of that time, a solution entered into the mind of the man. "Today I will go down to the bottom of Mount Solation and I will look for Theresa. I would like to tell her my new name." The man began <text:soft-page-break/>walking down his mountain, but noticed the clouds had returned. The man thought to return to the top of Mount Solation, but after a second of thought, decided to continue downward.</text:p>
      <text:p text:style-name="Standard">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Standard">As he drew nearer, he recognized Theresa. "Theresa!" He yelled out to her. Theresa then recognized him also, and responded back, "Hello, man!"</text:p>
      <text:p text:style-name="Standard">They approached each other, and the man said, "I've come to tell you my new name."</text:p>
      <text:p text:style-name="Standard">"That's wonderful! I'm glad you have a new name; I've been waiting for you to decide on one. Many times I've gone to the top of your mountain, but found you sleep<text:soft-page-break/>ing. I would have come more often, and perhaps found you awake, but it's a very long walk up and down your mountain. Please tell me now, what's your name?"</text:p>
      <text:p text:style-name="Standard">"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Standard">Theresa said, "That's all right. I don't want to know how much time or how many thoughts you've spent choosing the name you've given yourself. I would just like to hear your name."</text:p>
      <text:p text:style-name="Standard">"Joseph", the man replied.</text:p>
      <text:p text:style-name="Standard">"I like that name. You've given yourself a fine name, Joseph."</text:p>
      <text:p text:style-name="Standard">"Thank you, Theresa. I came to find you so I could tell you my new name. Now that I <text:soft-page-break/>have told you, I will go back up to the top of Mount Solation."</text:p>
      <text:p text:style-name="Standard">"Joseph, instead of going back to the top of your mountain, would you like to walk down to the bottom with me?"</text:p>
      <text:p text:style-name="Standard">"What is at the bottom of Mount Solation?"</text:p>
      <text:p text:style-name="Standard">"The same things that are at the top: clouds, raindrops, and grains of sand and dirt. Also, I live at the bottom, and so do other men and women. There are many other things at the bottom of your mountain which aren't at the top."</text:p>
      <text:p text:style-name="Standard">"It sounds very much as what the clouds used to whisper to me. They used to tell me about life, men, and women."</text:p>
      <text:p text:style-name="Standard">Theresa said, "The clouds would know about all of those things. They've seen it all. It was a cloud who whispered to me, and that's how I found you when we first met; before you had given yourself a name."</text:p>
      <text:p text:style-name="Standard">Joseph and Theresa began walking <text:soft-page-break/>down Mount Solation toward the bottom. Joseph asked, "Did the cloud tell you its name?"</text:p>
      <text:p text:style-name="Standard">"Yes. After the cloud told me where to find you, and that you were on the top of your mountain naming all the clouds, the cloud told me that its name was 'Theresa.'"</text:p>
      <text:p text:style-name="Standard">"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Standard">"Theresa answered, "You won't find that cloud. It became some of the raindrops that you named. It now floats through a river which passes along the bottom of your <text:soft-page-break/>mountain. It often carries with it many of the grains of sand and dirt which you've named."</text:p>
      <text:p text:style-name="Standard">"It saddens me about that cloud being gone”, Joseph sadly stated.</text:p>
      <text:p text:style-name="Standard">"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Standard">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p>
      <text:h text:style-name="P26" text:outline-level="1"><text:bookmark-start text:name="__RefHeading___Toc1575_255420714"/>The Money Trees<text:bookmark-end text:name="__RefHeading___Toc1575_255420714"/></text:h>
      <text:p text:style-name="Standard">There was once a beautiful kingdom peacefully ruled by a benevolent king and queen. In financial terms, the kingdom's citizens were much like our own: some were rich, some were poor, and some fell comfortably into the middle.</text:p>
      <text:p text:style-name="Standard">The king's son, Prince Cameron, was rich. He was highly educated, but sometimes didn't utilize his skills and talents. He spent most of his time gambling, partying, and neglecting lessons that would teach him how to be a good ruler.</text:p>
      <text:p text:style-name="Standard">A peasant named Johann worked on the <text:soft-page-break/>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Standard">Johann had become friends with a peddler named Elijah, who resided about four kilometers beyond the border of the kingdom. He was a pleasant fellow and was always greeted with friendly smiles 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p>
      <text:p text:style-name="Standard">Johann, walking casually to meet Elijah one afternoon, found a penny lying on the wet, muddy path. He looked in all directions in an attempt to <text:s/>spot the owner, but he saw <text:soft-page-break/>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Standard">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Standard"><text:soft-page-break/>After burying the penny in his backyard, he said a prayer to Plutus, the god of wealth and good luck. Johann remembered to thank him for his generosity. He then went inside to greet his family and share the evening meal with them.</text:p>
      <text:p text:style-name="Standard">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removed. He pulled off the new leaf, and it too transformed into a silver coin. Johann rushed back inside, woke his wife, and excitedly told her about their new tree. It <text:soft-page-break/>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Standard"><text:s/>After work that day, Johann joined Elijah at the center of town. Elijah was intrigued at the prospect of someone else having news for a change.</text:p>
      <text:p text:style-name="Standard">“You buried the penny because you believed saving it was more important than spending it?”</text:p>
      <text:p text:style-name="Standard">“That's right. I buried the penny and prayed to Plutus and gave him thanks. This morning I discovered the penny had sprouted overnight into a money tree.”</text:p>
      <text:p text:style-name="Standard">“You can't be serious. How's that possible?”</text:p>
      <text:p text:style-name="Standard">Johann showed Elijah the two silver coins. Elijah had heard stories about <text:soft-page-break/>money trees during his travels—and when he was a child his parents often complained about not having one—but he had never seen anyone produce money from a tree before.</text:p>
      <text:p text:style-name="Standard">“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Standard">After Elijah arrived home and finished burying his penny, he said a prayer to Plutus and thanked him for his life as a peddler—a life that offered financial security and gave him many opportunities to meet and talk with the good people of the land.</text:p>
      <text:p text:style-name="Standard">The next morning Elijah went outside to see if he had a new money tree. Indeed he did. He plucked a leaf from the tree and it transformed into a silver coin. A bright green leaf fully sprouted from where he had <text:soft-page-break/>plucked the first leaf. He eagerly pulled off another leaf, and it too transformed into a silver coin. A leaf immediately regrew to replace the one that was removed. Elijah again thanked Plutus and headed to the kingdom for the day's work.</text:p>
      <text:p text:style-name="Standard">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Standard"><text:soft-page-break/>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Standard">The following day, the prince used the money from his tree to buy the castle being built in the 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p>
      <text:p text:style-name="Standard">While Prince Cameron was enjoying his <text:soft-page-break/>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Standard">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Funny you should mention the weather,” Elijah began saying. “It seems like we've <text:soft-page-break/>been longer than usual without rain.”</text:p>
      <text:p text:style-name="Standard">“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Standard">“He's not doing any better?”</text:p>
      <text:p text:style-name="Standard">“He's stable, but there's been no significant improvement within the last two months. My wife and I look forward to him smiling again with healthy cheeks.”</text:p>
      <text:p text:style-name="Standard">“Tell him I said hi. I'll stop by to visit him tomorrow.”</text:p>
      <text:p text:style-name="Standard">“He'd like that. Stephen says you're his favorite peddler. All the toys I give him—the ones I buy from you—he keeps near his bed. They're his favorite.”</text:p>
      <text:p text:style-name="Standard">“That's nice.” Elijah smiled, and then reached into his cart and grabbed a new toy; a stick with a wooden wheel attached <text:soft-page-break/>using a small pin. Elijah placed his finger on the edge of the wheel and spun it. “You give this to him. It's a present, free of charge.”</text:p>
      <text:p text:style-name="Standard">“Thank you, Elijah. It's very intricate; he likes these technological gadgets. I have to go now. I wish you a good evening and safe journey home.”</text:p>
      <text:p text:style-name="Standard">“To you as well, Johann.”</text:p>
      <text:p text:style-name="Standard">And the two men each departed for their respective homes.</text:p>
      <text:p text:style-name="Standard">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sary Liquids.</text:p>
      <text:p text:style-name="Standard">Water was still scarce, however, and Stephen's sickness became worse. Johann bought all the water he could with silver coins from his money tree, but soon, it be<text:soft-page-break/>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5">before</text:span>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p>
      <text:p text:style-name="Standard">As Johann waited for the messengers to return, he, his wife, and their four other children sat near Stephen's bedside. Elijah visited almost every day, bringing a new toy <text:soft-page-break/>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Standard"><text:s/>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When you stop relying on money trees as your sole source of income, and quit gambling, you can have one of the royal bedrooms upstairs. Until then, you can sleep in the coat room next to the bathroom down<text:soft-page-break/>stairs. And another thing—“ the king stopped speaking when he suddenly spotted eight riders on horseback approach the east kingdom gate, each with a passenger accompanying him. “An attack? A scouting party?”</text:p>
      <text:p text:style-name="Standard">“No, my Lord,” answered the general. By the number, I judge them to be the messengers and physicians your gardener has hired.”</text:p>
      <text:p text:style-name="Standard">“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Standard"><text:soft-page-break/>“Yes, Sir!” The general left to delegate the tasks and ensure the king's orders were fulfilled.</text:p>
      <text:p text:style-name="Standard">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Standard">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ext:soft-page-break/>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Standard">Within two days, Stephen's health improved only a little. After five more days, however, Stephen was on his feet again, playing with Elijah's toys. Johann paid them all an extra 500 gold coins and they returned to their respective countries.</text:p>
      <text:p text:style-name="Standard">Two weeks later, Johann went into town to meet Elijah. His peddling cart was fully stocked with a variety of interesting items, but he had no extra silver coins. “I'm just glad I have a full inventory.”</text:p>
      <text:p text:style-name="Standard">“I heard Prince Cameron isn't doing very well. He's got some new disease that even those eight specialists can't cure.”</text:p>
      <text:p text:style-name="Standard">“I heard the same. Well, maybe praying <text:soft-page-break/>will help.”</text:p>
      <text:p text:style-name="Standard">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a prayer request<text:soft-page-break/>ing good health and financial stability for their family, and then went to bed.</text:p>
      <text:p text:style-name="P6"/>
      <text:p text:style-name="CSP_20_-_20_Chapter_20_Body_20_Text"><text:s/></text:p>
      <text:p text:style-name="CSP_20_-_20_Chapter_20_Body_20_Text"/>
      <text:p text:style-name="CSP_20_-_20_Chapter_20_Body_20_Text"/>
      <text:p text:style-name="P21"/>
      <text:p text:style-name="P20"/>
      <text:p text:style-name="P14"/>
      <text:p text:style-name="P15"/>
      <text:p text:style-name="CSP_20_-_20_Chapter_20_Body_20_Text"><text:s text:c="2"/></text:p>
      <text:p text:style-name="P17"/>
      <text:p text:style-name="P16"/>
      <text:p text:style-name="P16"/>
      <text:p text:style-name="P16"/>
      <text:p text:style-name="P16"/>
      <text:p text:style-name="P25"/>
      <text:p text:style-name="P18"/>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1"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1" fo:font-family="'Times New Roman'" style:font-family-generic="roman" style:font-pitch="variable" fo:font-size="10pt" style:font-name-complex="Times New Roman1" style:font-family-complex="'Times New Roman'" style:font-family-generic-complex="roman" style:font-pitch-complex="variable" fo:hyphenate="false" fo:hyphenation-remain-char-count="2" fo:hyphenation-push-char-count="2" loext:hyphenation-no-caps="tru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1" style:font-family-asian="'Times New Roman'" style:font-family-generic-asian="roman" style:font-pitch-asian="variable" style:font-size-asian="11pt" style:font-name-complex="Times New Roman1"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 fo:font-family="'Times New Roman'" style:font-style-name="Regular" style:font-family-generic="roman" style:font-pitch="variable" fo:font-size="24pt" fo:font-style="normal" fo:font-weight="normal" style:font-size-asian="14pt" style:font-name-complex="Times New Roman1"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1" fo:font-family="'Times New Roman'" style:font-family-generic="roman" style:font-pitch="variable" fo:font-size="11pt" style:font-size-asian="11pt" style:font-name-complex="Times New Roman1" style:font-family-complex="'Times New Roman'" style:font-family-generic-complex="roman" style:font-pitch-complex="variable"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1" style:family="text">
      <style:text-properties fo:color="#221e1f" loext:opacity="100%" style:font-name="Times New Roman1"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No_20_Spacing_20_Char" style:display-name="No Spacing Char" style:family="text">
      <style:text-properties fo:font-size="11pt" fo:language="en" fo:country="US" style:font-name-asian="Times New Roman1" style:font-family-asian="'Times New Roman'" style:font-family-generic-asian="roman" style:font-pitch-asian="variable" style:font-size-asian="11pt" style:font-size-complex="11pt" style:language-complex="ar" style:country-complex="SA"/>
    </style:style>
    <style:style style:name="Page_20_Number" style:display-name="Page Number" style:family="text">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draw:fill-color="#cfe7f5"/>
      </style:footer-style>
    </style:page-layout>
    <style:page-layout style:name="Mpm2"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4"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v</text:page-number></text:p>
      </style:footer>
      <style:footer-left>
        <text:p text:style-name="Footer"><text:page-number style:num-format="i" text:select-page="current">vi</text:page-number></text:p>
      </style:footer-left>
      <style:footer-first>
        <text:p text:style-name="Footer"/>
      </style:footer-first>
    </style:master-page>
    <style:master-page style:name="First_20_Page" style:display-name="First Page" style:page-layout-name="Mpm2" draw:style-name="Mdp1" style:next-style-name="Standard">
      <style:header>
        <text:p text:style-name="Header"/>
      </style:header>
    </style:master-page>
    <style:master-page style:name="Book_5f_body" style:display-name="Book_body" style:page-layout-name="Mpm3" draw:style-name="Mdp2">
      <style:header>
        <text:p text:style-name="MP1">Mental Dimensions <text:s text:c="2"/><text:span text:style-name="MT1">∞ <text:s text:c="2"/></text:span><text:page-number text:select-page="current">127</text:page-number><text:s text:c="3"/></text:p>
      </style:header>
      <style:header-left>
        <text:p text:style-name="MP2"><text:span text:style-name="MT1"><text:page-number text:select-page="current">12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azon</meta:initial-creator>
    <meta:creation-date>2012-06-30T10:47:00</meta:creation-date>
    <dc:creator>Andrew Alt</dc:creator>
    <dc:date>2022-05-26T01:48:36.910389381</dc:date>
    <meta:print-date>2012-06-30T11:19:00</meta:print-date>
    <meta:editing-cycles>95</meta:editing-cycles>
    <meta:editing-duration>P2171DT17H16M27S</meta:editing-duration>
    <meta:generator>LibreOffice/7.2.6.2$Linux_X86_64 LibreOffice_project/20$Build-2</meta:generator>
    <meta:document-statistic meta:table-count="1" meta:image-count="1" meta:object-count="0" meta:page-count="133" meta:paragraph-count="527" meta:word-count="17283" meta:character-count="97170" meta:non-whitespace-character-count="80300"/>
    <meta:user-defined meta:name="Info 2"/>
    <meta:user-defined meta:name="Info 3"/>
    <meta:user-defined meta:name="Info 4"/>
    <meta:user-defined meta:name="Publisher">CSP - Templates</meta:user-defined>
  </office:meta>
</office:document-meta>
</file>